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 Codes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9"/>
        <table:table-column table:style-name="co1" table:number-columns-repeated="4" table:default-cell-style-name="ce7"/>
        <table:table-column table:style-name="co1" table:default-cell-style-name="ce5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number-columns-repeated="2" table:default-cell-style-name="ce7"/>
        <table:table-column table:style-name="co1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 x0 </text:p>
          </table:table-cell>
          <table:table-cell table:style-name="ce3" office:value-type="string" calcext:value-type="string">
            <text:p> x1 </text:p>
          </table:table-cell>
          <table:table-cell table:style-name="ce3" office:value-type="string" calcext:value-type="string">
            <text:p> x2 </text:p>
          </table:table-cell>
          <table:table-cell table:style-name="ce3" office:value-type="string" calcext:value-type="string">
            <text:p> x3 </text:p>
          </table:table-cell>
          <table:table-cell table:style-name="ce3" office:value-type="string" calcext:value-type="string">
            <text:p> x4 </text:p>
          </table:table-cell>
          <table:table-cell table:style-name="ce3" office:value-type="string" calcext:value-type="string">
            <text:p> x5 </text:p>
          </table:table-cell>
          <table:table-cell table:style-name="ce3" office:value-type="string" calcext:value-type="string">
            <text:p> x6 </text:p>
          </table:table-cell>
          <table:table-cell table:style-name="ce3" office:value-type="string" calcext:value-type="string">
            <text:p> x7 </text:p>
          </table:table-cell>
          <table:table-cell table:style-name="ce3" office:value-type="string" calcext:value-type="string">
            <text:p> x8 </text:p>
          </table:table-cell>
          <table:table-cell table:style-name="ce3" office:value-type="string" calcext:value-type="string">
            <text:p> x9 </text:p>
          </table:table-cell>
          <table:table-cell table:style-name="ce3" office:value-type="string" calcext:value-type="string">
            <text:p> xA </text:p>
          </table:table-cell>
          <table:table-cell table:style-name="ce3" office:value-type="string" calcext:value-type="string">
            <text:p> xB </text:p>
          </table:table-cell>
          <table:table-cell table:style-name="ce3" office:value-type="string" calcext:value-type="string">
            <text:p> xC </text:p>
          </table:table-cell>
          <table:table-cell table:style-name="ce3" office:value-type="string" calcext:value-type="string">
            <text:p> xD </text:p>
          </table:table-cell>
          <table:table-cell table:style-name="ce3" office:value-type="string" calcext:value-type="string">
            <text:p> xE </text:p>
          </table:table-cell>
          <table:table-cell table:style-name="ce3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table:style-name="ce4" office:value-type="string" calcext:value-type="string">
            <text:p>NOP</text:p>
            <text:p>1  4</text:p>
            <text:p>- - - -</text:p>
          </table:table-cell>
          <table:table-cell office:value-type="string" calcext:value-type="string">
            <text:p>LD BC,d16</text:p>
            <text:p>3  12</text:p>
            <text:p>- - - -</text:p>
          </table:table-cell>
          <table:table-cell office:value-type="string" calcext:value-type="string">
            <text:p>LD (BC),A</text:p>
            <text:p>1  8</text:p>
            <text:p>- - - -</text:p>
          </table:table-cell>
          <table:table-cell office:value-type="string" calcext:value-type="string">
            <text:p>INC BC</text:p>
            <text:p>1  8</text:p>
            <text:p>- - - -</text:p>
          </table:table-cell>
          <table:table-cell office:value-type="string" calcext:value-type="string">
            <text:p>INC B</text:p>
            <text:p>1  4</text:p>
            <text:p>Z 0 H -</text:p>
          </table:table-cell>
          <table:table-cell office:value-type="string" calcext:value-type="string">
            <text:p>DEC B</text:p>
            <text:p>1  4</text:p>
            <text:p>Z 1 H -</text:p>
          </table:table-cell>
          <table:table-cell table:style-name="ce6" office:value-type="string" calcext:value-type="string">
            <text:p>LD B,d8</text:p>
            <text:p>2  8</text:p>
            <text:p>- - - -</text:p>
          </table:table-cell>
          <table:table-cell table:style-name="ce10" office:value-type="string" calcext:value-type="string">
            <text:p>RLCA</text:p>
            <text:p>1  4</text:p>
            <text:p>0 0 0 C</text:p>
          </table:table-cell>
          <table:table-cell table:style-name="ce8" office:value-type="string" calcext:value-type="string">
            <text:p>LD (a16),SP</text:p>
            <text:p>3  20</text:p>
            <text:p>- - - -</text:p>
          </table:table-cell>
          <table:table-cell office:value-type="string" calcext:value-type="string">
            <text:p>ADD HL,BC</text:p>
            <text:p>1  8</text:p>
            <text:p>- 0 H C</text:p>
          </table:table-cell>
          <table:table-cell office:value-type="string" calcext:value-type="string">
            <text:p>LD A,(BC)</text:p>
            <text:p>1  8</text:p>
            <text:p>- - - -</text:p>
          </table:table-cell>
          <table:table-cell office:value-type="string" calcext:value-type="string">
            <text:p>DEC BC</text:p>
            <text:p>1  8</text:p>
            <text:p>- - - -</text:p>
          </table:table-cell>
          <table:table-cell office:value-type="string" calcext:value-type="string">
            <text:p>INC C</text:p>
            <text:p>1  4</text:p>
            <text:p>Z 0 H -</text:p>
          </table:table-cell>
          <table:table-cell office:value-type="string" calcext:value-type="string">
            <text:p>DEC C</text:p>
            <text:p>1  4</text:p>
            <text:p>Z 1 H -</text:p>
          </table:table-cell>
          <table:table-cell office:value-type="string" calcext:value-type="string">
            <text:p>LD C,d8</text:p>
            <text:p>2  8</text:p>
            <text:p>- - - -</text:p>
          </table:table-cell>
          <table:table-cell table:style-name="ce10" office:value-type="string" calcext:value-type="string">
            <text:p>RRCA</text:p>
            <text:p>1  4</text:p>
            <text:p>0 0 0 C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table:style-name="ce4" office:value-type="string" calcext:value-type="string">
            <text:p>STOP 0</text:p>
            <text:p>2  4</text:p>
            <text:p>- - - -</text:p>
          </table:table-cell>
          <table:table-cell office:value-type="string" calcext:value-type="string">
            <text:p>LD DE,d16</text:p>
            <text:p>3  12</text:p>
            <text:p>- - - -</text:p>
          </table:table-cell>
          <table:table-cell office:value-type="string" calcext:value-type="string">
            <text:p>LD (DE),A</text:p>
            <text:p>1  8</text:p>
            <text:p>- - - -</text:p>
          </table:table-cell>
          <table:table-cell office:value-type="string" calcext:value-type="string">
            <text:p>INC DE</text:p>
            <text:p>1  8</text:p>
            <text:p>- - - -</text:p>
          </table:table-cell>
          <table:table-cell office:value-type="string" calcext:value-type="string">
            <text:p>INC D</text:p>
            <text:p>1  4</text:p>
            <text:p>Z 0 H -</text:p>
          </table:table-cell>
          <table:table-cell office:value-type="string" calcext:value-type="string">
            <text:p>DEC D</text:p>
            <text:p>1  4</text:p>
            <text:p>Z 1 H -</text:p>
          </table:table-cell>
          <table:table-cell table:style-name="ce6" office:value-type="string" calcext:value-type="string">
            <text:p>LD D,d8</text:p>
            <text:p>2  8</text:p>
            <text:p>- - - -</text:p>
          </table:table-cell>
          <table:table-cell table:style-name="ce10" office:value-type="string" calcext:value-type="string">
            <text:p>RLA</text:p>
            <text:p>1  4</text:p>
            <text:p>0 0 0 C</text:p>
          </table:table-cell>
          <table:table-cell office:value-type="string" calcext:value-type="string">
            <text:p>JR r8</text:p>
            <text:p>2  12</text:p>
            <text:p>- - - -</text:p>
          </table:table-cell>
          <table:table-cell office:value-type="string" calcext:value-type="string">
            <text:p>ADD HL,DE</text:p>
            <text:p>1  8</text:p>
            <text:p>- 0 H C</text:p>
          </table:table-cell>
          <table:table-cell office:value-type="string" calcext:value-type="string">
            <text:p>LD A,(DE)</text:p>
            <text:p>1  8</text:p>
            <text:p>- - - -</text:p>
          </table:table-cell>
          <table:table-cell office:value-type="string" calcext:value-type="string">
            <text:p>DEC DE</text:p>
            <text:p>1  8</text:p>
            <text:p>- - - -</text:p>
          </table:table-cell>
          <table:table-cell office:value-type="string" calcext:value-type="string">
            <text:p>INC E</text:p>
            <text:p>1  4</text:p>
            <text:p>Z 0 H -</text:p>
          </table:table-cell>
          <table:table-cell office:value-type="string" calcext:value-type="string">
            <text:p>DEC E</text:p>
            <text:p>1  4</text:p>
            <text:p>Z 1 H -</text:p>
          </table:table-cell>
          <table:table-cell office:value-type="string" calcext:value-type="string">
            <text:p>LD E,d8</text:p>
            <text:p>2  8</text:p>
            <text:p>- - - -</text:p>
          </table:table-cell>
          <table:table-cell table:style-name="ce10" office:value-type="string" calcext:value-type="string">
            <text:p>RRA</text:p>
            <text:p>1  4</text:p>
            <text:p>0 0 0 C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table:style-name="ce5" office:value-type="string" calcext:value-type="string">
            <text:p>JR NZ,r8</text:p>
            <text:p>2  12/8</text:p>
            <text:p>- - - -</text:p>
          </table:table-cell>
          <table:table-cell office:value-type="string" calcext:value-type="string">
            <text:p>LD HL,d16</text:p>
            <text:p>3  12</text:p>
            <text:p>- - - -</text:p>
          </table:table-cell>
          <table:table-cell office:value-type="string" calcext:value-type="string">
            <text:p>LD (HL+),A</text:p>
            <text:p>1  8</text:p>
            <text:p>- - - -</text:p>
          </table:table-cell>
          <table:table-cell office:value-type="string" calcext:value-type="string">
            <text:p>INC HL</text:p>
            <text:p>1  8</text:p>
            <text:p>- - - -</text:p>
          </table:table-cell>
          <table:table-cell office:value-type="string" calcext:value-type="string">
            <text:p>INC H</text:p>
            <text:p>1  4</text:p>
            <text:p>Z 0 H -</text:p>
          </table:table-cell>
          <table:table-cell office:value-type="string" calcext:value-type="string">
            <text:p>DEC H</text:p>
            <text:p>1  4</text:p>
            <text:p>Z 1 H -</text:p>
          </table:table-cell>
          <table:table-cell table:style-name="ce6" office:value-type="string" calcext:value-type="string">
            <text:p>LD H,d8</text:p>
            <text:p>2  8</text:p>
            <text:p>- - - -</text:p>
          </table:table-cell>
          <table:table-cell office:value-type="string" calcext:value-type="string">
            <text:p>DAA</text:p>
            <text:p>1  4</text:p>
            <text:p>Z - 0 C</text:p>
          </table:table-cell>
          <table:table-cell office:value-type="string" calcext:value-type="string">
            <text:p>JR Z,r8</text:p>
            <text:p>2  12/8</text:p>
            <text:p>- - - -</text:p>
          </table:table-cell>
          <table:table-cell office:value-type="string" calcext:value-type="string">
            <text:p>ADD HL,HL</text:p>
            <text:p>1  8</text:p>
            <text:p>- 0 H C</text:p>
          </table:table-cell>
          <table:table-cell office:value-type="string" calcext:value-type="string">
            <text:p>LD A,(HL+)</text:p>
            <text:p>1  8</text:p>
            <text:p>- - - -</text:p>
          </table:table-cell>
          <table:table-cell office:value-type="string" calcext:value-type="string">
            <text:p>DEC HL</text:p>
            <text:p>1  8</text:p>
            <text:p>- - - -</text:p>
          </table:table-cell>
          <table:table-cell office:value-type="string" calcext:value-type="string">
            <text:p>INC L</text:p>
            <text:p>1  4</text:p>
            <text:p>Z 0 H -</text:p>
          </table:table-cell>
          <table:table-cell office:value-type="string" calcext:value-type="string">
            <text:p>DEC L</text:p>
            <text:p>1  4</text:p>
            <text:p>Z 1 H -</text:p>
          </table:table-cell>
          <table:table-cell office:value-type="string" calcext:value-type="string">
            <text:p>LD L,d8</text:p>
            <text:p>2  8</text:p>
            <text:p>- - - -</text:p>
          </table:table-cell>
          <table:table-cell office:value-type="string" calcext:value-type="string">
            <text:p>CPL</text:p>
            <text:p>1  4</text:p>
            <text:p>- 1 1 -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table:style-name="ce5" office:value-type="string" calcext:value-type="string">
            <text:p>JR NC,r8</text:p>
            <text:p>2  12/8</text:p>
            <text:p>- - - -</text:p>
          </table:table-cell>
          <table:table-cell office:value-type="string" calcext:value-type="string">
            <text:p>LD SP,d16</text:p>
            <text:p>3  12</text:p>
            <text:p>- - - -</text:p>
          </table:table-cell>
          <table:table-cell office:value-type="string" calcext:value-type="string">
            <text:p>LD (HL-),A</text:p>
            <text:p>1  8</text:p>
            <text:p>- - - -</text:p>
          </table:table-cell>
          <table:table-cell office:value-type="string" calcext:value-type="string">
            <text:p>INC SP</text:p>
            <text:p>1  8</text:p>
            <text:p>- - - -</text:p>
          </table:table-cell>
          <table:table-cell office:value-type="string" calcext:value-type="string">
            <text:p>INC (HL)</text:p>
            <text:p>1  12</text:p>
            <text:p>Z 0 H -</text:p>
          </table:table-cell>
          <table:table-cell office:value-type="string" calcext:value-type="string">
            <text:p>DEC (HL)</text:p>
            <text:p>1  12</text:p>
            <text:p>Z 1 H -</text:p>
          </table:table-cell>
          <table:table-cell table:style-name="ce6" office:value-type="string" calcext:value-type="string">
            <text:p>LD (HL),d8</text:p>
            <text:p>2  12</text:p>
            <text:p>- - - -</text:p>
          </table:table-cell>
          <table:table-cell office:value-type="string" calcext:value-type="string">
            <text:p>SCF</text:p>
            <text:p>1  4</text:p>
            <text:p>- 0 0 1</text:p>
          </table:table-cell>
          <table:table-cell office:value-type="string" calcext:value-type="string">
            <text:p>JR C,r8</text:p>
            <text:p>2  12/8</text:p>
            <text:p>- - - -</text:p>
          </table:table-cell>
          <table:table-cell office:value-type="string" calcext:value-type="string">
            <text:p>ADD HL,SP</text:p>
            <text:p>1  8</text:p>
            <text:p>- 0 H C</text:p>
          </table:table-cell>
          <table:table-cell office:value-type="string" calcext:value-type="string">
            <text:p>LD A,(HL-)</text:p>
            <text:p>1  8</text:p>
            <text:p>- - - -</text:p>
          </table:table-cell>
          <table:table-cell office:value-type="string" calcext:value-type="string">
            <text:p>DEC SP</text:p>
            <text:p>1  8</text:p>
            <text:p>- - - -</text:p>
          </table:table-cell>
          <table:table-cell office:value-type="string" calcext:value-type="string">
            <text:p>INC A</text:p>
            <text:p>1  4</text:p>
            <text:p>Z 0 H -</text:p>
          </table:table-cell>
          <table:table-cell office:value-type="string" calcext:value-type="string">
            <text:p>DEC A</text:p>
            <text:p>1  4</text:p>
            <text:p>Z 1 H -</text:p>
          </table:table-cell>
          <table:table-cell office:value-type="string" calcext:value-type="string">
            <text:p>LD A,d8</text:p>
            <text:p>2  8</text:p>
            <text:p>- - - -</text:p>
          </table:table-cell>
          <table:table-cell office:value-type="string" calcext:value-type="string">
            <text:p>CCF</text:p>
            <text:p>1  4</text:p>
            <text:p>- 0 0 C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office:value-type="string" calcext:value-type="string">
            <text:p>LD B,B</text:p>
            <text:p>1  4</text:p>
            <text:p>- - - -</text:p>
          </table:table-cell>
          <table:table-cell table:style-name="ce6" office:value-type="string" calcext:value-type="string">
            <text:p>LD B,C</text:p>
            <text:p>1  4</text:p>
            <text:p>- - - -</text:p>
          </table:table-cell>
          <table:table-cell office:value-type="string" calcext:value-type="string">
            <text:p>LD B,D</text:p>
            <text:p>1  4</text:p>
            <text:p>- - - -</text:p>
          </table:table-cell>
          <table:table-cell table:style-name="ce6" office:value-type="string" calcext:value-type="string">
            <text:p>LD B,E</text:p>
            <text:p>1  4</text:p>
            <text:p>- - - -</text:p>
          </table:table-cell>
          <table:table-cell table:style-name="ce6" office:value-type="string" calcext:value-type="string">
            <text:p>LD B,H</text:p>
            <text:p>1  4</text:p>
            <text:p>- - - -</text:p>
          </table:table-cell>
          <table:table-cell table:style-name="ce6" office:value-type="string" calcext:value-type="string">
            <text:p>LD B,L</text:p>
            <text:p>1  4</text:p>
            <text:p>- - - -</text:p>
          </table:table-cell>
          <table:table-cell table:style-name="ce6" office:value-type="string" calcext:value-type="string">
            <text:p>LD B,(HL)</text:p>
            <text:p>1  8</text:p>
            <text:p>- - - -</text:p>
          </table:table-cell>
          <table:table-cell table:style-name="ce6" office:value-type="string" calcext:value-type="string">
            <text:p>LD B,A</text:p>
            <text:p>1  4</text:p>
            <text:p>- - - -</text:p>
          </table:table-cell>
          <table:table-cell table:style-name="ce6" office:value-type="string" calcext:value-type="string">
            <text:p>LD C,B</text:p>
            <text:p>1  4</text:p>
            <text:p>- - - -</text:p>
          </table:table-cell>
          <table:table-cell table:style-name="ce6" office:value-type="string" calcext:value-type="string">
            <text:p>LD C,C</text:p>
            <text:p>1  4</text:p>
            <text:p>- - - -</text:p>
          </table:table-cell>
          <table:table-cell office:value-type="string" calcext:value-type="string">
            <text:p>LD C,D</text:p>
            <text:p>1  4</text:p>
            <text:p>- - - -</text:p>
          </table:table-cell>
          <table:table-cell table:style-name="ce6" office:value-type="string" calcext:value-type="string">
            <text:p>LD C,E</text:p>
            <text:p>1  4</text:p>
            <text:p>- - - -</text:p>
          </table:table-cell>
          <table:table-cell table:style-name="ce6" office:value-type="string" calcext:value-type="string">
            <text:p>LD C,H</text:p>
            <text:p>1  4</text:p>
            <text:p>- - - -</text:p>
          </table:table-cell>
          <table:table-cell table:style-name="ce6" office:value-type="string" calcext:value-type="string">
            <text:p>LD C,L</text:p>
            <text:p>1  4</text:p>
            <text:p>- - - -</text:p>
          </table:table-cell>
          <table:table-cell office:value-type="string" calcext:value-type="string">
            <text:p>LD C,(HL)</text:p>
            <text:p>1  8</text:p>
            <text:p>- - - -</text:p>
          </table:table-cell>
          <table:table-cell table:style-name="ce6" office:value-type="string" calcext:value-type="string">
            <text:p>LD C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office:value-type="string" calcext:value-type="string">
            <text:p>LD D,B</text:p>
            <text:p>1  4</text:p>
            <text:p>- - - -</text:p>
          </table:table-cell>
          <table:table-cell table:style-name="ce6" office:value-type="string" calcext:value-type="string">
            <text:p>LD D,C</text:p>
            <text:p>1  4</text:p>
            <text:p>- - - -</text:p>
          </table:table-cell>
          <table:table-cell office:value-type="string" calcext:value-type="string">
            <text:p>LD D,D</text:p>
            <text:p>1  4</text:p>
            <text:p>- - - -</text:p>
          </table:table-cell>
          <table:table-cell table:style-name="ce6" office:value-type="string" calcext:value-type="string">
            <text:p>LD D,E</text:p>
            <text:p>1  4</text:p>
            <text:p>- - - -</text:p>
          </table:table-cell>
          <table:table-cell table:style-name="ce6" office:value-type="string" calcext:value-type="string">
            <text:p>LD D,H</text:p>
            <text:p>1  4</text:p>
            <text:p>- - - -</text:p>
          </table:table-cell>
          <table:table-cell table:style-name="ce6" office:value-type="string" calcext:value-type="string">
            <text:p>LD D,L</text:p>
            <text:p>1  4</text:p>
            <text:p>- - - -</text:p>
          </table:table-cell>
          <table:table-cell table:style-name="ce6" office:value-type="string" calcext:value-type="string">
            <text:p>LD D,(HL)</text:p>
            <text:p>1  8</text:p>
            <text:p>- - - -</text:p>
          </table:table-cell>
          <table:table-cell table:style-name="ce6" office:value-type="string" calcext:value-type="string">
            <text:p>LD D,A</text:p>
            <text:p>1  4</text:p>
            <text:p>- - - -</text:p>
          </table:table-cell>
          <table:table-cell table:style-name="ce6" office:value-type="string" calcext:value-type="string">
            <text:p>LD E,B</text:p>
            <text:p>1  4</text:p>
            <text:p>- - - -</text:p>
          </table:table-cell>
          <table:table-cell table:style-name="ce6" office:value-type="string" calcext:value-type="string">
            <text:p>LD E,C</text:p>
            <text:p>1  4</text:p>
            <text:p>- - - -</text:p>
          </table:table-cell>
          <table:table-cell office:value-type="string" calcext:value-type="string">
            <text:p>LD E,D</text:p>
            <text:p>1  4</text:p>
            <text:p>- - - -</text:p>
          </table:table-cell>
          <table:table-cell table:style-name="ce6" office:value-type="string" calcext:value-type="string">
            <text:p>LD E,E</text:p>
            <text:p>1  4</text:p>
            <text:p>- - - -</text:p>
          </table:table-cell>
          <table:table-cell table:style-name="ce6" office:value-type="string" calcext:value-type="string">
            <text:p>LD E,H</text:p>
            <text:p>1  4</text:p>
            <text:p>- - - -</text:p>
          </table:table-cell>
          <table:table-cell table:style-name="ce6" office:value-type="string" calcext:value-type="string">
            <text:p>LD E,L</text:p>
            <text:p>1  4</text:p>
            <text:p>- - - -</text:p>
          </table:table-cell>
          <table:table-cell office:value-type="string" calcext:value-type="string">
            <text:p>LD E,(HL)</text:p>
            <text:p>1  8</text:p>
            <text:p>- - - -</text:p>
          </table:table-cell>
          <table:table-cell table:style-name="ce6" office:value-type="string" calcext:value-type="string">
            <text:p>LD E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office:value-type="string" calcext:value-type="string">
            <text:p>LD H,B</text:p>
            <text:p>1  4</text:p>
            <text:p>- - - -</text:p>
          </table:table-cell>
          <table:table-cell table:style-name="ce6" office:value-type="string" calcext:value-type="string">
            <text:p>LD H,C</text:p>
            <text:p>1  4</text:p>
            <text:p>- - - -</text:p>
          </table:table-cell>
          <table:table-cell office:value-type="string" calcext:value-type="string">
            <text:p>LD H,D</text:p>
            <text:p>1  4</text:p>
            <text:p>- - - -</text:p>
          </table:table-cell>
          <table:table-cell table:style-name="ce6" office:value-type="string" calcext:value-type="string">
            <text:p>LD H,E</text:p>
            <text:p>1  4</text:p>
            <text:p>- - - -</text:p>
          </table:table-cell>
          <table:table-cell table:style-name="ce6" office:value-type="string" calcext:value-type="string">
            <text:p>LD H,H</text:p>
            <text:p>1  4</text:p>
            <text:p>- - - -</text:p>
          </table:table-cell>
          <table:table-cell table:style-name="ce6" office:value-type="string" calcext:value-type="string">
            <text:p>LD H,L</text:p>
            <text:p>1  4</text:p>
            <text:p>- - - -</text:p>
          </table:table-cell>
          <table:table-cell table:style-name="ce6" office:value-type="string" calcext:value-type="string">
            <text:p>LD H,(HL)</text:p>
            <text:p>1  8</text:p>
            <text:p>- - - -</text:p>
          </table:table-cell>
          <table:table-cell table:style-name="ce6" office:value-type="string" calcext:value-type="string">
            <text:p>LD H,A</text:p>
            <text:p>1  4</text:p>
            <text:p>- - - -</text:p>
          </table:table-cell>
          <table:table-cell table:style-name="ce6" office:value-type="string" calcext:value-type="string">
            <text:p>LD L,B</text:p>
            <text:p>1  4</text:p>
            <text:p>- - - -</text:p>
          </table:table-cell>
          <table:table-cell table:style-name="ce6" office:value-type="string" calcext:value-type="string">
            <text:p>LD L,C</text:p>
            <text:p>1  4</text:p>
            <text:p>- - - -</text:p>
          </table:table-cell>
          <table:table-cell office:value-type="string" calcext:value-type="string">
            <text:p>LD L,D</text:p>
            <text:p>1  4</text:p>
            <text:p>- - - -</text:p>
          </table:table-cell>
          <table:table-cell table:style-name="ce6" office:value-type="string" calcext:value-type="string">
            <text:p>LD L,E</text:p>
            <text:p>1  4</text:p>
            <text:p>- - - -</text:p>
          </table:table-cell>
          <table:table-cell table:style-name="ce6" office:value-type="string" calcext:value-type="string">
            <text:p>LD L,H</text:p>
            <text:p>1  4</text:p>
            <text:p>- - - -</text:p>
          </table:table-cell>
          <table:table-cell table:style-name="ce6" office:value-type="string" calcext:value-type="string">
            <text:p>LD L,L</text:p>
            <text:p>1  4</text:p>
            <text:p>- - - -</text:p>
          </table:table-cell>
          <table:table-cell office:value-type="string" calcext:value-type="string">
            <text:p>LD L,(HL)</text:p>
            <text:p>1  8</text:p>
            <text:p>- - - -</text:p>
          </table:table-cell>
          <table:table-cell table:style-name="ce6" office:value-type="string" calcext:value-type="string">
            <text:p>LD L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office:value-type="string" calcext:value-type="string">
            <text:p>LD (HL),B</text:p>
            <text:p>1  8</text:p>
            <text:p>- - - -</text:p>
          </table:table-cell>
          <table:table-cell table:style-name="ce6" office:value-type="string" calcext:value-type="string">
            <text:p>LD (HL),C</text:p>
            <text:p>1  8</text:p>
            <text:p>- - - -</text:p>
          </table:table-cell>
          <table:table-cell office:value-type="string" calcext:value-type="string">
            <text:p>LD (HL),D</text:p>
            <text:p>1  8</text:p>
            <text:p>- - - -</text:p>
          </table:table-cell>
          <table:table-cell table:style-name="ce6" office:value-type="string" calcext:value-type="string">
            <text:p>LD (HL),E</text:p>
            <text:p>1  8</text:p>
            <text:p>- - - -</text:p>
          </table:table-cell>
          <table:table-cell table:style-name="ce6" office:value-type="string" calcext:value-type="string">
            <text:p>LD (HL),H</text:p>
            <text:p>1  8</text:p>
            <text:p>- - - -</text:p>
          </table:table-cell>
          <table:table-cell table:style-name="ce6" office:value-type="string" calcext:value-type="string">
            <text:p>LD (HL),L</text:p>
            <text:p>1  8</text:p>
            <text:p>- - - -</text:p>
          </table:table-cell>
          <table:table-cell table:style-name="ce4" office:value-type="string" calcext:value-type="string">
            <text:p>HALT</text:p>
            <text:p>1  4</text:p>
            <text:p>- - - -</text:p>
          </table:table-cell>
          <table:table-cell table:style-name="ce6" office:value-type="string" calcext:value-type="string">
            <text:p>LD (HL),A</text:p>
            <text:p>1  8</text:p>
            <text:p>- - - -</text:p>
          </table:table-cell>
          <table:table-cell table:style-name="ce6" office:value-type="string" calcext:value-type="string">
            <text:p>LD A,B</text:p>
            <text:p>1  4</text:p>
            <text:p>- - - -</text:p>
          </table:table-cell>
          <table:table-cell table:style-name="ce6" office:value-type="string" calcext:value-type="string">
            <text:p>LD A,C</text:p>
            <text:p>1  4</text:p>
            <text:p>- - - -</text:p>
          </table:table-cell>
          <table:table-cell office:value-type="string" calcext:value-type="string">
            <text:p>LD A,D</text:p>
            <text:p>1  4</text:p>
            <text:p>- - - -</text:p>
          </table:table-cell>
          <table:table-cell table:style-name="ce6" office:value-type="string" calcext:value-type="string">
            <text:p>LD A,E</text:p>
            <text:p>1  4</text:p>
            <text:p>- - - -</text:p>
          </table:table-cell>
          <table:table-cell table:style-name="ce6" office:value-type="string" calcext:value-type="string">
            <text:p>LD A,H</text:p>
            <text:p>1  4</text:p>
            <text:p>- - - -</text:p>
          </table:table-cell>
          <table:table-cell table:style-name="ce6" office:value-type="string" calcext:value-type="string">
            <text:p>LD A,L</text:p>
            <text:p>1  4</text:p>
            <text:p>- - - -</text:p>
          </table:table-cell>
          <table:table-cell office:value-type="string" calcext:value-type="string">
            <text:p>LD A,(HL)</text:p>
            <text:p>1  8</text:p>
            <text:p>- - - -</text:p>
          </table:table-cell>
          <table:table-cell table:style-name="ce6" office:value-type="string" calcext:value-type="string">
            <text:p>LD A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table:style-name="ce7" office:value-type="string" calcext:value-type="string">
            <text:p>ADD A,B</text:p>
            <text:p>1  4</text:p>
            <text:p>Z 0 H C</text:p>
          </table:table-cell>
          <table:table-cell table:style-name="ce7" office:value-type="string" calcext:value-type="string">
            <text:p>ADD A,C</text:p>
            <text:p>1  4</text:p>
            <text:p>Z 0 H C</text:p>
          </table:table-cell>
          <table:table-cell table:style-name="ce7" office:value-type="string" calcext:value-type="string">
            <text:p>ADD A,D</text:p>
            <text:p>1  4</text:p>
            <text:p>Z 0 H C</text:p>
          </table:table-cell>
          <table:table-cell table:style-name="ce7" office:value-type="string" calcext:value-type="string">
            <text:p>ADD A,E</text:p>
            <text:p>1  4</text:p>
            <text:p>Z 0 H C</text:p>
          </table:table-cell>
          <table:table-cell office:value-type="string" calcext:value-type="string">
            <text:p>ADD A,H</text:p>
            <text:p>1  4</text:p>
            <text:p>Z 0 H C</text:p>
          </table:table-cell>
          <table:table-cell office:value-type="string" calcext:value-type="string">
            <text:p>ADD A,L</text:p>
            <text:p>1  4</text:p>
            <text:p>Z 0 H C</text:p>
          </table:table-cell>
          <table:table-cell office:value-type="string" calcext:value-type="string">
            <text:p>ADD A,(HL)</text:p>
            <text:p>1  8</text:p>
            <text:p>Z 0 H C</text:p>
          </table:table-cell>
          <table:table-cell office:value-type="string" calcext:value-type="string">
            <text:p>ADD A,A</text:p>
            <text:p>1  4</text:p>
            <text:p>Z 0 H C</text:p>
          </table:table-cell>
          <table:table-cell table:style-name="ce7" office:value-type="string" calcext:value-type="string">
            <text:p>ADC A,B</text:p>
            <text:p>1  4</text:p>
            <text:p>Z 0 H C</text:p>
          </table:table-cell>
          <table:table-cell table:style-name="ce7" office:value-type="string" calcext:value-type="string">
            <text:p>ADC A,C</text:p>
            <text:p>1  4</text:p>
            <text:p>Z 0 H C</text:p>
          </table:table-cell>
          <table:table-cell table:style-name="ce7" office:value-type="string" calcext:value-type="string">
            <text:p>ADC A,D</text:p>
            <text:p>1  4</text:p>
            <text:p>Z 0 H C</text:p>
          </table:table-cell>
          <table:table-cell table:style-name="ce7" office:value-type="string" calcext:value-type="string">
            <text:p>ADC A,E</text:p>
            <text:p>1  4</text:p>
            <text:p>Z 0 H C</text:p>
          </table:table-cell>
          <table:table-cell office:value-type="string" calcext:value-type="string">
            <text:p>ADC A,H</text:p>
            <text:p>1  4</text:p>
            <text:p>Z 0 H C</text:p>
          </table:table-cell>
          <table:table-cell office:value-type="string" calcext:value-type="string">
            <text:p>ADC A,L</text:p>
            <text:p>1  4</text:p>
            <text:p>Z 0 H C</text:p>
          </table:table-cell>
          <table:table-cell table:style-name="ce7" office:value-type="string" calcext:value-type="string">
            <text:p>ADC A,(HL)</text:p>
            <text:p>1  8</text:p>
            <text:p>Z 0 H C</text:p>
          </table:table-cell>
          <table:table-cell office:value-type="string" calcext:value-type="string">
            <text:p>ADC A,A</text:p>
            <text:p>1  4</text:p>
            <text:p>Z 0 H C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table:style-name="ce7" office:value-type="string" calcext:value-type="string">
            <text:p>SUB B</text:p>
            <text:p>1  4</text:p>
            <text:p>Z 1 H C</text:p>
          </table:table-cell>
          <table:table-cell table:style-name="ce7" office:value-type="string" calcext:value-type="string">
            <text:p>SUB C</text:p>
            <text:p>1  4</text:p>
            <text:p>Z 1 H C</text:p>
          </table:table-cell>
          <table:table-cell table:style-name="ce7" office:value-type="string" calcext:value-type="string">
            <text:p>SUB D</text:p>
            <text:p>1  4</text:p>
            <text:p>Z 1 H C</text:p>
          </table:table-cell>
          <table:table-cell table:style-name="ce7" office:value-type="string" calcext:value-type="string">
            <text:p>SUB E</text:p>
            <text:p>1  4</text:p>
            <text:p>Z 1 H C</text:p>
          </table:table-cell>
          <table:table-cell office:value-type="string" calcext:value-type="string">
            <text:p>SUB H</text:p>
            <text:p>1  4</text:p>
            <text:p>Z 1 H C</text:p>
          </table:table-cell>
          <table:table-cell office:value-type="string" calcext:value-type="string">
            <text:p>SUB L</text:p>
            <text:p>1  4</text:p>
            <text:p>Z 1 H C</text:p>
          </table:table-cell>
          <table:table-cell office:value-type="string" calcext:value-type="string">
            <text:p>SUB (HL)</text:p>
            <text:p>1  8</text:p>
            <text:p>Z 1 H C</text:p>
          </table:table-cell>
          <table:table-cell office:value-type="string" calcext:value-type="string">
            <text:p>SUB A</text:p>
            <text:p>1  4</text:p>
            <text:p>Z 1 H C</text:p>
          </table:table-cell>
          <table:table-cell table:style-name="ce7" office:value-type="string" calcext:value-type="string">
            <text:p>SBC A,B</text:p>
            <text:p>1  4</text:p>
            <text:p>Z 1 H C</text:p>
          </table:table-cell>
          <table:table-cell table:style-name="ce7" office:value-type="string" calcext:value-type="string">
            <text:p>SBC A,C</text:p>
            <text:p>1  4</text:p>
            <text:p>Z 1 H C</text:p>
          </table:table-cell>
          <table:table-cell table:style-name="ce7" office:value-type="string" calcext:value-type="string">
            <text:p>SBC A,D</text:p>
            <text:p>1  4</text:p>
            <text:p>Z 1 H C</text:p>
          </table:table-cell>
          <table:table-cell table:style-name="ce7" office:value-type="string" calcext:value-type="string">
            <text:p>SBC A,E</text:p>
            <text:p>1  4</text:p>
            <text:p>Z 1 H C</text:p>
          </table:table-cell>
          <table:table-cell office:value-type="string" calcext:value-type="string">
            <text:p>SBC A,H</text:p>
            <text:p>1  4</text:p>
            <text:p>Z 1 H C</text:p>
          </table:table-cell>
          <table:table-cell office:value-type="string" calcext:value-type="string">
            <text:p>SBC A,L</text:p>
            <text:p>1  4</text:p>
            <text:p>Z 1 H C</text:p>
          </table:table-cell>
          <table:table-cell table:style-name="ce7" office:value-type="string" calcext:value-type="string">
            <text:p>SBC A,(HL)</text:p>
            <text:p>1  8</text:p>
            <text:p>Z 1 H C</text:p>
          </table:table-cell>
          <table:table-cell office:value-type="string" calcext:value-type="string">
            <text:p>SBC A,A</text:p>
            <text:p>1  4</text:p>
            <text:p>Z 1 H C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table:style-name="ce7" office:value-type="string" calcext:value-type="string">
            <text:p>AND B</text:p>
            <text:p>1  4</text:p>
            <text:p>Z 0 1 0</text:p>
          </table:table-cell>
          <table:table-cell table:style-name="ce7" office:value-type="string" calcext:value-type="string">
            <text:p>AND C</text:p>
            <text:p>1  4</text:p>
            <text:p>Z 0 1 0</text:p>
          </table:table-cell>
          <table:table-cell table:style-name="ce7" office:value-type="string" calcext:value-type="string">
            <text:p>AND D</text:p>
            <text:p>1  4</text:p>
            <text:p>Z 0 1 0</text:p>
          </table:table-cell>
          <table:table-cell table:style-name="ce7" office:value-type="string" calcext:value-type="string">
            <text:p>AND E</text:p>
            <text:p>1  4</text:p>
            <text:p>Z 0 1 0</text:p>
          </table:table-cell>
          <table:table-cell office:value-type="string" calcext:value-type="string">
            <text:p>AND H</text:p>
            <text:p>1  4</text:p>
            <text:p>Z 0 1 0</text:p>
          </table:table-cell>
          <table:table-cell office:value-type="string" calcext:value-type="string">
            <text:p>AND L</text:p>
            <text:p>1  4</text:p>
            <text:p>Z 0 1 0</text:p>
          </table:table-cell>
          <table:table-cell office:value-type="string" calcext:value-type="string">
            <text:p>AND (HL)</text:p>
            <text:p>1  8</text:p>
            <text:p>Z 0 1 0</text:p>
          </table:table-cell>
          <table:table-cell office:value-type="string" calcext:value-type="string">
            <text:p>AND A</text:p>
            <text:p>1  4</text:p>
            <text:p>Z 0 1 0</text:p>
          </table:table-cell>
          <table:table-cell table:style-name="ce7" office:value-type="string" calcext:value-type="string">
            <text:p>XOR B</text:p>
            <text:p>1  4</text:p>
            <text:p>Z 0 0 0</text:p>
          </table:table-cell>
          <table:table-cell table:style-name="ce7" office:value-type="string" calcext:value-type="string">
            <text:p>XOR C</text:p>
            <text:p>1  4</text:p>
            <text:p>Z 0 0 0</text:p>
          </table:table-cell>
          <table:table-cell table:style-name="ce7" office:value-type="string" calcext:value-type="string">
            <text:p>XOR D</text:p>
            <text:p>1  4</text:p>
            <text:p>Z 0 0 0</text:p>
          </table:table-cell>
          <table:table-cell table:style-name="ce7" office:value-type="string" calcext:value-type="string">
            <text:p>XOR E</text:p>
            <text:p>1  4</text:p>
            <text:p>Z 0 0 0</text:p>
          </table:table-cell>
          <table:table-cell office:value-type="string" calcext:value-type="string">
            <text:p>XOR H</text:p>
            <text:p>1  4</text:p>
            <text:p>Z 0 0 0</text:p>
          </table:table-cell>
          <table:table-cell office:value-type="string" calcext:value-type="string">
            <text:p>XOR L</text:p>
            <text:p>1  4</text:p>
            <text:p>Z 0 0 0</text:p>
          </table:table-cell>
          <table:table-cell table:style-name="ce7" office:value-type="string" calcext:value-type="string">
            <text:p>XOR (HL)</text:p>
            <text:p>1  8</text:p>
            <text:p>Z 0 0 0</text:p>
          </table:table-cell>
          <table:table-cell office:value-type="string" calcext:value-type="string">
            <text:p>XOR A</text:p>
            <text:p>1  4</text:p>
            <text:p>Z 0 0 0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table:style-name="ce7" office:value-type="string" calcext:value-type="string">
            <text:p>OR B</text:p>
            <text:p>1  4</text:p>
            <text:p>Z 0 0 0</text:p>
          </table:table-cell>
          <table:table-cell table:style-name="ce7" office:value-type="string" calcext:value-type="string">
            <text:p>OR C</text:p>
            <text:p>1  4</text:p>
            <text:p>Z 0 0 0</text:p>
          </table:table-cell>
          <table:table-cell table:style-name="ce7" office:value-type="string" calcext:value-type="string">
            <text:p>OR D</text:p>
            <text:p>1  4</text:p>
            <text:p>Z 0 0 0</text:p>
          </table:table-cell>
          <table:table-cell table:style-name="ce7" office:value-type="string" calcext:value-type="string">
            <text:p>OR E</text:p>
            <text:p>1  4</text:p>
            <text:p>Z 0 0 0</text:p>
          </table:table-cell>
          <table:table-cell office:value-type="string" calcext:value-type="string">
            <text:p>OR H</text:p>
            <text:p>1  4</text:p>
            <text:p>Z 0 0 0</text:p>
          </table:table-cell>
          <table:table-cell office:value-type="string" calcext:value-type="string">
            <text:p>OR L</text:p>
            <text:p>1  4</text:p>
            <text:p>Z 0 0 0</text:p>
          </table:table-cell>
          <table:table-cell office:value-type="string" calcext:value-type="string">
            <text:p>OR (HL)</text:p>
            <text:p>1  8</text:p>
            <text:p>Z 0 0 0</text:p>
          </table:table-cell>
          <table:table-cell office:value-type="string" calcext:value-type="string">
            <text:p>OR A</text:p>
            <text:p>1  4</text:p>
            <text:p>Z 0 0 0</text:p>
          </table:table-cell>
          <table:table-cell table:style-name="ce7" office:value-type="string" calcext:value-type="string">
            <text:p>CP B</text:p>
            <text:p>1  4</text:p>
            <text:p>Z 1 H C</text:p>
          </table:table-cell>
          <table:table-cell table:style-name="ce7" office:value-type="string" calcext:value-type="string">
            <text:p>CP C</text:p>
            <text:p>1  4</text:p>
            <text:p>Z 1 H C</text:p>
          </table:table-cell>
          <table:table-cell table:style-name="ce7" office:value-type="string" calcext:value-type="string">
            <text:p>CP D</text:p>
            <text:p>1  4</text:p>
            <text:p>Z 1 H C</text:p>
          </table:table-cell>
          <table:table-cell table:style-name="ce7" office:value-type="string" calcext:value-type="string">
            <text:p>CP E</text:p>
            <text:p>1  4</text:p>
            <text:p>Z 1 H C</text:p>
          </table:table-cell>
          <table:table-cell office:value-type="string" calcext:value-type="string">
            <text:p>CP H</text:p>
            <text:p>1  4</text:p>
            <text:p>Z 1 H C</text:p>
          </table:table-cell>
          <table:table-cell office:value-type="string" calcext:value-type="string">
            <text:p>CP L</text:p>
            <text:p>1  4</text:p>
            <text:p>Z 1 H C</text:p>
          </table:table-cell>
          <table:table-cell table:style-name="ce7" office:value-type="string" calcext:value-type="string">
            <text:p>CP (HL)</text:p>
            <text:p>1  8</text:p>
            <text:p>Z 1 H C</text:p>
          </table:table-cell>
          <table:table-cell office:value-type="string" calcext:value-type="string">
            <text:p>CP A</text:p>
            <text:p>1  4</text:p>
            <text:p>Z 1 H C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table:style-name="ce5" office:value-type="string" calcext:value-type="string">
            <text:p>RET NZ</text:p>
            <text:p>1  20/8</text:p>
            <text:p>- - - -</text:p>
          </table:table-cell>
          <table:table-cell office:value-type="string" calcext:value-type="string">
            <text:p>POP BC</text:p>
            <text:p>1  12</text:p>
            <text:p>- - - -</text:p>
          </table:table-cell>
          <table:table-cell table:style-name="ce5" office:value-type="string" calcext:value-type="string">
            <text:p>JP NZ,a16</text:p>
            <text:p>3  16/12</text:p>
            <text:p>- - - -</text:p>
          </table:table-cell>
          <table:table-cell table:style-name="ce5" office:value-type="string" calcext:value-type="string">
            <text:p>JP a16</text:p>
            <text:p>3  16</text:p>
            <text:p>- - - -</text:p>
          </table:table-cell>
          <table:table-cell table:style-name="ce5" office:value-type="string" calcext:value-type="string">
            <text:p>CALL NZ,a16</text:p>
            <text:p>3  24/12</text:p>
            <text:p>- - - -</text:p>
          </table:table-cell>
          <table:table-cell table:style-name="ce8" office:value-type="string" calcext:value-type="string">
            <text:p>PUSH BC</text:p>
            <text:p>1  16</text:p>
            <text:p>- - - -</text:p>
          </table:table-cell>
          <table:table-cell office:value-type="string" calcext:value-type="string">
            <text:p>ADD A,d8</text:p>
            <text:p>2  8</text:p>
            <text:p>Z 0 H C</text:p>
          </table:table-cell>
          <table:table-cell table:style-name="ce5" office:value-type="string" calcext:value-type="string">
            <text:p>RST 00H</text:p>
            <text:p>1  16</text:p>
            <text:p>- - - -</text:p>
          </table:table-cell>
          <table:table-cell office:value-type="string" calcext:value-type="string">
            <text:p>RET Z</text:p>
            <text:p>1  20/8</text:p>
            <text:p>- - - -</text:p>
          </table:table-cell>
          <table:table-cell table:style-name="ce5" office:value-type="string" calcext:value-type="string">
            <text:p>RET</text:p>
            <text:p>1  16</text:p>
            <text:p>- - - -</text:p>
          </table:table-cell>
          <table:table-cell table:style-name="ce5" office:value-type="string" calcext:value-type="string">
            <text:p>JP Z,a16</text:p>
            <text:p>3  16/12</text:p>
            <text:p>- - - -</text:p>
          </table:table-cell>
          <table:table-cell table:style-name="ce4" office:value-type="string" calcext:value-type="string">
            <text:p>PREFIX CB</text:p>
            <text:p>1  4</text:p>
            <text:p>- - - -</text:p>
          </table:table-cell>
          <table:table-cell table:style-name="ce5" office:value-type="string" calcext:value-type="string">
            <text:p>CALL Z,a16</text:p>
            <text:p>3  24/12</text:p>
            <text:p>- - - -</text:p>
          </table:table-cell>
          <table:table-cell table:style-name="ce5" office:value-type="string" calcext:value-type="string">
            <text:p>CALL a16</text:p>
            <text:p>3  24</text:p>
            <text:p>- - - -</text:p>
          </table:table-cell>
          <table:table-cell table:style-name="ce7" office:value-type="string" calcext:value-type="string">
            <text:p>ADC A,d8</text:p>
            <text:p>2  8</text:p>
            <text:p>Z 0 H C</text:p>
          </table:table-cell>
          <table:table-cell table:style-name="ce5" office:value-type="string" calcext:value-type="string">
            <text:p>RST 0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table:style-name="ce5" office:value-type="string" calcext:value-type="string">
            <text:p>RET NC</text:p>
            <text:p>1  20/8</text:p>
            <text:p>- - - -</text:p>
          </table:table-cell>
          <table:table-cell office:value-type="string" calcext:value-type="string">
            <text:p>POP DE</text:p>
            <text:p>1  12</text:p>
            <text:p>- - - -</text:p>
          </table:table-cell>
          <table:table-cell table:style-name="ce5" office:value-type="string" calcext:value-type="string">
            <text:p>JP NC,a16</text:p>
            <text:p>3  16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CALL NC,a16</text:p>
            <text:p>3  24/12</text:p>
            <text:p>- - - -</text:p>
          </table:table-cell>
          <table:table-cell table:style-name="ce8" office:value-type="string" calcext:value-type="string">
            <text:p>PUSH DE</text:p>
            <text:p>1  16</text:p>
            <text:p>- - - -</text:p>
          </table:table-cell>
          <table:table-cell office:value-type="string" calcext:value-type="string">
            <text:p>SUB d8</text:p>
            <text:p>2  8</text:p>
            <text:p>Z 1 H C</text:p>
          </table:table-cell>
          <table:table-cell table:style-name="ce5" office:value-type="string" calcext:value-type="string">
            <text:p>RST 10H</text:p>
            <text:p>1  16</text:p>
            <text:p>- - - -</text:p>
          </table:table-cell>
          <table:table-cell office:value-type="string" calcext:value-type="string">
            <text:p>RET C</text:p>
            <text:p>1  20/8</text:p>
            <text:p>- - - -</text:p>
          </table:table-cell>
          <table:table-cell table:style-name="ce5" office:value-type="string" calcext:value-type="string">
            <text:p>RETI</text:p>
            <text:p>1  16</text:p>
            <text:p>- - - -</text:p>
          </table:table-cell>
          <table:table-cell table:style-name="ce5" office:value-type="string" calcext:value-type="string">
            <text:p>JP C,a16</text:p>
            <text:p>3  16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CALL C,a16</text:p>
            <text:p>3  24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7" office:value-type="string" calcext:value-type="string">
            <text:p>SBC A,d8</text:p>
            <text:p>2  8</text:p>
            <text:p>Z 1 H C</text:p>
          </table:table-cell>
          <table:table-cell table:style-name="ce5" office:value-type="string" calcext:value-type="string">
            <text:p>RST 1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office:value-type="string" calcext:value-type="string">
            <text:p>LDH (a8),A</text:p>
            <text:p>2  12</text:p>
            <text:p>- - - -</text:p>
          </table:table-cell>
          <table:table-cell office:value-type="string" calcext:value-type="string">
            <text:p>POP HL</text:p>
            <text:p>1  12</text:p>
            <text:p>- - - -</text:p>
          </table:table-cell>
          <table:table-cell office:value-type="string" calcext:value-type="string">
            <text:p>LD (C),A</text:p>
            <text:p>2  8</text:p>
            <text:p>- - - -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8" office:value-type="string" calcext:value-type="string">
            <text:p>PUSH HL</text:p>
            <text:p>1  16</text:p>
            <text:p>- - - -</text:p>
          </table:table-cell>
          <table:table-cell office:value-type="string" calcext:value-type="string">
            <text:p>AND d8</text:p>
            <text:p>2  8</text:p>
            <text:p>Z 0 1 0</text:p>
          </table:table-cell>
          <table:table-cell table:style-name="ce5" office:value-type="string" calcext:value-type="string">
            <text:p>RST 20H</text:p>
            <text:p>1  16</text:p>
            <text:p>- - - -</text:p>
          </table:table-cell>
          <table:table-cell table:style-name="ce9" office:value-type="string" calcext:value-type="string">
            <text:p>ADD SP,r8</text:p>
            <text:p>2  16</text:p>
            <text:p>0 0 H C</text:p>
          </table:table-cell>
          <table:table-cell table:style-name="ce5" office:value-type="string" calcext:value-type="string">
            <text:p>JP (HL)</text:p>
            <text:p>1  4</text:p>
            <text:p>- - - -</text:p>
          </table:table-cell>
          <table:table-cell office:value-type="string" calcext:value-type="string">
            <text:p>LD (a16),A</text:p>
            <text:p>3  16</text:p>
            <text:p>- - - -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7" office:value-type="string" calcext:value-type="string">
            <text:p>XOR d8</text:p>
            <text:p>2  8</text:p>
            <text:p>Z 0 0 0</text:p>
          </table:table-cell>
          <table:table-cell table:style-name="ce5" office:value-type="string" calcext:value-type="string">
            <text:p>RST 2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office:value-type="string" calcext:value-type="string">
            <text:p>LDH A,(a8)</text:p>
            <text:p>2  12</text:p>
            <text:p>- - - -</text:p>
          </table:table-cell>
          <table:table-cell office:value-type="string" calcext:value-type="string">
            <text:p>POP AF</text:p>
            <text:p>1  12</text:p>
            <text:p>Z N H C</text:p>
          </table:table-cell>
          <table:table-cell office:value-type="string" calcext:value-type="string">
            <text:p>LD A,(C)</text:p>
            <text:p>2  8</text:p>
            <text:p>- - - -</text:p>
          </table:table-cell>
          <table:table-cell table:style-name="ce4" office:value-type="string" calcext:value-type="string">
            <text:p>DI</text:p>
            <text:p>1  4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8" office:value-type="string" calcext:value-type="string">
            <text:p>PUSH AF</text:p>
            <text:p>1  16</text:p>
            <text:p>- - - -</text:p>
          </table:table-cell>
          <table:table-cell office:value-type="string" calcext:value-type="string">
            <text:p>OR d8</text:p>
            <text:p>2  8</text:p>
            <text:p>Z 0 0 0</text:p>
          </table:table-cell>
          <table:table-cell table:style-name="ce5" office:value-type="string" calcext:value-type="string">
            <text:p>RST 30H</text:p>
            <text:p>1  16</text:p>
            <text:p>- - - -</text:p>
          </table:table-cell>
          <table:table-cell table:style-name="ce8" office:value-type="string" calcext:value-type="string">
            <text:p>LD HL,SP+r8</text:p>
            <text:p>2  12</text:p>
            <text:p>0 0 H C</text:p>
          </table:table-cell>
          <table:table-cell table:style-name="ce8" office:value-type="string" calcext:value-type="string">
            <text:p>LD SP,HL</text:p>
            <text:p>1  8</text:p>
            <text:p>- - - -</text:p>
          </table:table-cell>
          <table:table-cell office:value-type="string" calcext:value-type="string">
            <text:p>LD A,(a16)</text:p>
            <text:p>3  16</text:p>
            <text:p>- - - -</text:p>
          </table:table-cell>
          <table:table-cell table:style-name="ce4" office:value-type="string" calcext:value-type="string">
            <text:p>EI</text:p>
            <text:p>1  4</text:p>
            <text:p>- - - -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7" office:value-type="string" calcext:value-type="string">
            <text:p>CP d8</text:p>
            <text:p>2  8</text:p>
            <text:p>Z 1 H C</text:p>
          </table:table-cell>
          <table:table-cell table:style-name="ce5" office:value-type="string" calcext:value-type="string">
            <text:p>RST 38H</text:p>
            <text:p>1  16</text:p>
            <text:p>- - - -</text:p>
          </table:table-cell>
        </table:table-row>
      </table:table>
      <table:table table:name="CB Codes" table:style-name="ta1">
        <table:table-column table:style-name="co1" table:default-cell-style-name="ce2"/>
        <table:table-column table:style-name="co1" table:number-columns-repeated="16" table:default-cell-style-name="ce10"/>
        <table:table-row table:style-name="ro3">
          <table:table-cell table:style-name="Default"/>
          <table:table-cell table:style-name="ce3" office:value-type="string" calcext:value-type="string">
            <text:p> x0 </text:p>
          </table:table-cell>
          <table:table-cell table:style-name="ce3" office:value-type="string" calcext:value-type="string">
            <text:p> x1 </text:p>
          </table:table-cell>
          <table:table-cell table:style-name="ce3" office:value-type="string" calcext:value-type="string">
            <text:p> x2 </text:p>
          </table:table-cell>
          <table:table-cell table:style-name="ce3" office:value-type="string" calcext:value-type="string">
            <text:p> x3 </text:p>
          </table:table-cell>
          <table:table-cell table:style-name="ce3" office:value-type="string" calcext:value-type="string">
            <text:p> x4 </text:p>
          </table:table-cell>
          <table:table-cell table:style-name="ce3" office:value-type="string" calcext:value-type="string">
            <text:p> x5 </text:p>
          </table:table-cell>
          <table:table-cell table:style-name="ce3" office:value-type="string" calcext:value-type="string">
            <text:p> x6 </text:p>
          </table:table-cell>
          <table:table-cell table:style-name="ce3" office:value-type="string" calcext:value-type="string">
            <text:p> x7 </text:p>
          </table:table-cell>
          <table:table-cell table:style-name="ce3" office:value-type="string" calcext:value-type="string">
            <text:p> x8 </text:p>
          </table:table-cell>
          <table:table-cell table:style-name="ce3" office:value-type="string" calcext:value-type="string">
            <text:p> x9 </text:p>
          </table:table-cell>
          <table:table-cell table:style-name="ce3" office:value-type="string" calcext:value-type="string">
            <text:p> xA </text:p>
          </table:table-cell>
          <table:table-cell table:style-name="ce3" office:value-type="string" calcext:value-type="string">
            <text:p> xB </text:p>
          </table:table-cell>
          <table:table-cell table:style-name="ce3" office:value-type="string" calcext:value-type="string">
            <text:p> xC </text:p>
          </table:table-cell>
          <table:table-cell table:style-name="ce3" office:value-type="string" calcext:value-type="string">
            <text:p> xD </text:p>
          </table:table-cell>
          <table:table-cell table:style-name="ce3" office:value-type="string" calcext:value-type="string">
            <text:p> xE </text:p>
          </table:table-cell>
          <table:table-cell table:style-name="ce3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office:value-type="string" calcext:value-type="string">
            <text:p>RLC B</text:p>
            <text:p>2  8</text:p>
            <text:p>Z 0 0 C</text:p>
          </table:table-cell>
          <table:table-cell office:value-type="string" calcext:value-type="string">
            <text:p>RLC C</text:p>
            <text:p>2  8</text:p>
            <text:p>Z 0 0 C</text:p>
          </table:table-cell>
          <table:table-cell office:value-type="string" calcext:value-type="string">
            <text:p>RLC D</text:p>
            <text:p>2  8</text:p>
            <text:p>Z 0 0 C</text:p>
          </table:table-cell>
          <table:table-cell office:value-type="string" calcext:value-type="string">
            <text:p>RLC E</text:p>
            <text:p>2  8</text:p>
            <text:p>Z 0 0 C</text:p>
          </table:table-cell>
          <table:table-cell office:value-type="string" calcext:value-type="string">
            <text:p>RLC H</text:p>
            <text:p>2  8</text:p>
            <text:p>Z 0 0 C</text:p>
          </table:table-cell>
          <table:table-cell office:value-type="string" calcext:value-type="string">
            <text:p>RLC L</text:p>
            <text:p>2  8</text:p>
            <text:p>Z 0 0 C</text:p>
          </table:table-cell>
          <table:table-cell office:value-type="string" calcext:value-type="string">
            <text:p>RLC (HL)</text:p>
            <text:p>2  16</text:p>
            <text:p>Z 0 0 C</text:p>
          </table:table-cell>
          <table:table-cell office:value-type="string" calcext:value-type="string">
            <text:p>RLC A</text:p>
            <text:p>2  8</text:p>
            <text:p>Z 0 0 C</text:p>
          </table:table-cell>
          <table:table-cell office:value-type="string" calcext:value-type="string">
            <text:p>RRC B</text:p>
            <text:p>2  8</text:p>
            <text:p>Z 0 0 C</text:p>
          </table:table-cell>
          <table:table-cell office:value-type="string" calcext:value-type="string">
            <text:p>RRC C</text:p>
            <text:p>2  8</text:p>
            <text:p>Z 0 0 C</text:p>
          </table:table-cell>
          <table:table-cell office:value-type="string" calcext:value-type="string">
            <text:p>RRC D</text:p>
            <text:p>2  8</text:p>
            <text:p>Z 0 0 C</text:p>
          </table:table-cell>
          <table:table-cell office:value-type="string" calcext:value-type="string">
            <text:p>RRC E</text:p>
            <text:p>2  8</text:p>
            <text:p>Z 0 0 C</text:p>
          </table:table-cell>
          <table:table-cell office:value-type="string" calcext:value-type="string">
            <text:p>RRC H</text:p>
            <text:p>2  8</text:p>
            <text:p>Z 0 0 C</text:p>
          </table:table-cell>
          <table:table-cell office:value-type="string" calcext:value-type="string">
            <text:p>RRC L</text:p>
            <text:p>2  8</text:p>
            <text:p>Z 0 0 C</text:p>
          </table:table-cell>
          <table:table-cell office:value-type="string" calcext:value-type="string">
            <text:p>RRC (HL)</text:p>
            <text:p>2  16</text:p>
            <text:p>Z 0 0 C</text:p>
          </table:table-cell>
          <table:table-cell office:value-type="string" calcext:value-type="string">
            <text:p>RRC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office:value-type="string" calcext:value-type="string">
            <text:p>RL B</text:p>
            <text:p>2  8</text:p>
            <text:p>Z 0 0 C</text:p>
          </table:table-cell>
          <table:table-cell office:value-type="string" calcext:value-type="string">
            <text:p>RL C</text:p>
            <text:p>2  8</text:p>
            <text:p>Z 0 0 C</text:p>
          </table:table-cell>
          <table:table-cell office:value-type="string" calcext:value-type="string">
            <text:p>RL D</text:p>
            <text:p>2  8</text:p>
            <text:p>Z 0 0 C</text:p>
          </table:table-cell>
          <table:table-cell office:value-type="string" calcext:value-type="string">
            <text:p>RL E</text:p>
            <text:p>2  8</text:p>
            <text:p>Z 0 0 C</text:p>
          </table:table-cell>
          <table:table-cell office:value-type="string" calcext:value-type="string">
            <text:p>RL H</text:p>
            <text:p>2  8</text:p>
            <text:p>Z 0 0 C</text:p>
          </table:table-cell>
          <table:table-cell office:value-type="string" calcext:value-type="string">
            <text:p>RL L</text:p>
            <text:p>2  8</text:p>
            <text:p>Z 0 0 C</text:p>
          </table:table-cell>
          <table:table-cell office:value-type="string" calcext:value-type="string">
            <text:p>RL (HL)</text:p>
            <text:p>2  16</text:p>
            <text:p>Z 0 0 C</text:p>
          </table:table-cell>
          <table:table-cell office:value-type="string" calcext:value-type="string">
            <text:p>RL A</text:p>
            <text:p>2  8</text:p>
            <text:p>Z 0 0 C</text:p>
          </table:table-cell>
          <table:table-cell office:value-type="string" calcext:value-type="string">
            <text:p>RR B</text:p>
            <text:p>2  8</text:p>
            <text:p>Z 0 0 C</text:p>
          </table:table-cell>
          <table:table-cell office:value-type="string" calcext:value-type="string">
            <text:p>RR C</text:p>
            <text:p>2  8</text:p>
            <text:p>Z 0 0 C</text:p>
          </table:table-cell>
          <table:table-cell office:value-type="string" calcext:value-type="string">
            <text:p>RR D</text:p>
            <text:p>2  8</text:p>
            <text:p>Z 0 0 C</text:p>
          </table:table-cell>
          <table:table-cell office:value-type="string" calcext:value-type="string">
            <text:p>RR E</text:p>
            <text:p>2  8</text:p>
            <text:p>Z 0 0 C</text:p>
          </table:table-cell>
          <table:table-cell office:value-type="string" calcext:value-type="string">
            <text:p>RR H</text:p>
            <text:p>2  8</text:p>
            <text:p>Z 0 0 C</text:p>
          </table:table-cell>
          <table:table-cell office:value-type="string" calcext:value-type="string">
            <text:p>RR L</text:p>
            <text:p>2  8</text:p>
            <text:p>Z 0 0 C</text:p>
          </table:table-cell>
          <table:table-cell office:value-type="string" calcext:value-type="string">
            <text:p>RR (HL)</text:p>
            <text:p>2  16</text:p>
            <text:p>Z 0 0 C</text:p>
          </table:table-cell>
          <table:table-cell office:value-type="string" calcext:value-type="string">
            <text:p>RR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office:value-type="string" calcext:value-type="string">
            <text:p>SLA B</text:p>
            <text:p>2  8</text:p>
            <text:p>Z 0 0 C</text:p>
          </table:table-cell>
          <table:table-cell office:value-type="string" calcext:value-type="string">
            <text:p>SLA C</text:p>
            <text:p>2  8</text:p>
            <text:p>Z 0 0 C</text:p>
          </table:table-cell>
          <table:table-cell office:value-type="string" calcext:value-type="string">
            <text:p>SLA D</text:p>
            <text:p>2  8</text:p>
            <text:p>Z 0 0 C</text:p>
          </table:table-cell>
          <table:table-cell office:value-type="string" calcext:value-type="string">
            <text:p>SLA E</text:p>
            <text:p>2  8</text:p>
            <text:p>Z 0 0 C</text:p>
          </table:table-cell>
          <table:table-cell office:value-type="string" calcext:value-type="string">
            <text:p>SLA H</text:p>
            <text:p>2  8</text:p>
            <text:p>Z 0 0 C</text:p>
          </table:table-cell>
          <table:table-cell office:value-type="string" calcext:value-type="string">
            <text:p>SLA L</text:p>
            <text:p>2  8</text:p>
            <text:p>Z 0 0 C</text:p>
          </table:table-cell>
          <table:table-cell office:value-type="string" calcext:value-type="string">
            <text:p>SLA (HL)</text:p>
            <text:p>2  16</text:p>
            <text:p>Z 0 0 C</text:p>
          </table:table-cell>
          <table:table-cell office:value-type="string" calcext:value-type="string">
            <text:p>SLA A</text:p>
            <text:p>2  8</text:p>
            <text:p>Z 0 0 C</text:p>
          </table:table-cell>
          <table:table-cell office:value-type="string" calcext:value-type="string">
            <text:p>SRA B</text:p>
            <text:p>2  8</text:p>
            <text:p>Z 0 0 0</text:p>
          </table:table-cell>
          <table:table-cell office:value-type="string" calcext:value-type="string">
            <text:p>SRA C</text:p>
            <text:p>2  8</text:p>
            <text:p>Z 0 0 0</text:p>
          </table:table-cell>
          <table:table-cell office:value-type="string" calcext:value-type="string">
            <text:p>SRA D</text:p>
            <text:p>2  8</text:p>
            <text:p>Z 0 0 0</text:p>
          </table:table-cell>
          <table:table-cell office:value-type="string" calcext:value-type="string">
            <text:p>SRA E</text:p>
            <text:p>2  8</text:p>
            <text:p>Z 0 0 0</text:p>
          </table:table-cell>
          <table:table-cell office:value-type="string" calcext:value-type="string">
            <text:p>SRA H</text:p>
            <text:p>2  8</text:p>
            <text:p>Z 0 0 0</text:p>
          </table:table-cell>
          <table:table-cell office:value-type="string" calcext:value-type="string">
            <text:p>SRA L</text:p>
            <text:p>2  8</text:p>
            <text:p>Z 0 0 0</text:p>
          </table:table-cell>
          <table:table-cell office:value-type="string" calcext:value-type="string">
            <text:p>SRA (HL)</text:p>
            <text:p>2  16</text:p>
            <text:p>Z 0 0 0</text:p>
          </table:table-cell>
          <table:table-cell office:value-type="string" calcext:value-type="string">
            <text:p>SRA A</text:p>
            <text:p>2  8</text:p>
            <text:p>Z 0 0 0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office:value-type="string" calcext:value-type="string">
            <text:p>SWAP B</text:p>
            <text:p>2  8</text:p>
            <text:p>Z 0 0 0</text:p>
          </table:table-cell>
          <table:table-cell office:value-type="string" calcext:value-type="string">
            <text:p>SWAP C</text:p>
            <text:p>2  8</text:p>
            <text:p>Z 0 0 0</text:p>
          </table:table-cell>
          <table:table-cell office:value-type="string" calcext:value-type="string">
            <text:p>SWAP D</text:p>
            <text:p>2  8</text:p>
            <text:p>Z 0 0 0</text:p>
          </table:table-cell>
          <table:table-cell office:value-type="string" calcext:value-type="string">
            <text:p>SWAP E</text:p>
            <text:p>2  8</text:p>
            <text:p>Z 0 0 0</text:p>
          </table:table-cell>
          <table:table-cell office:value-type="string" calcext:value-type="string">
            <text:p>SWAP H</text:p>
            <text:p>2  8</text:p>
            <text:p>Z 0 0 0</text:p>
          </table:table-cell>
          <table:table-cell office:value-type="string" calcext:value-type="string">
            <text:p>SWAP L</text:p>
            <text:p>2  8</text:p>
            <text:p>Z 0 0 0</text:p>
          </table:table-cell>
          <table:table-cell office:value-type="string" calcext:value-type="string">
            <text:p>SWAP (HL)</text:p>
            <text:p>2  16</text:p>
            <text:p>Z 0 0 0</text:p>
          </table:table-cell>
          <table:table-cell office:value-type="string" calcext:value-type="string">
            <text:p>SWAP A</text:p>
            <text:p>2  8</text:p>
            <text:p>Z 0 0 0</text:p>
          </table:table-cell>
          <table:table-cell office:value-type="string" calcext:value-type="string">
            <text:p>SRL B</text:p>
            <text:p>2  8</text:p>
            <text:p>Z 0 0 C</text:p>
          </table:table-cell>
          <table:table-cell office:value-type="string" calcext:value-type="string">
            <text:p>SRL C</text:p>
            <text:p>2  8</text:p>
            <text:p>Z 0 0 C</text:p>
          </table:table-cell>
          <table:table-cell office:value-type="string" calcext:value-type="string">
            <text:p>SRL D</text:p>
            <text:p>2  8</text:p>
            <text:p>Z 0 0 C</text:p>
          </table:table-cell>
          <table:table-cell office:value-type="string" calcext:value-type="string">
            <text:p>SRL E</text:p>
            <text:p>2  8</text:p>
            <text:p>Z 0 0 C</text:p>
          </table:table-cell>
          <table:table-cell office:value-type="string" calcext:value-type="string">
            <text:p>SRL H</text:p>
            <text:p>2  8</text:p>
            <text:p>Z 0 0 C</text:p>
          </table:table-cell>
          <table:table-cell office:value-type="string" calcext:value-type="string">
            <text:p>SRL L</text:p>
            <text:p>2  8</text:p>
            <text:p>Z 0 0 C</text:p>
          </table:table-cell>
          <table:table-cell office:value-type="string" calcext:value-type="string">
            <text:p>SRL (HL)</text:p>
            <text:p>2  16</text:p>
            <text:p>Z 0 0 C</text:p>
          </table:table-cell>
          <table:table-cell office:value-type="string" calcext:value-type="string">
            <text:p>SRL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office:value-type="string" calcext:value-type="string">
            <text:p>BIT 0,B</text:p>
            <text:p>2  8</text:p>
            <text:p>Z 0 1 -</text:p>
          </table:table-cell>
          <table:table-cell office:value-type="string" calcext:value-type="string">
            <text:p>BIT 0,C</text:p>
            <text:p>2  8</text:p>
            <text:p>Z 0 1 -</text:p>
          </table:table-cell>
          <table:table-cell office:value-type="string" calcext:value-type="string">
            <text:p>BIT 0,D</text:p>
            <text:p>2  8</text:p>
            <text:p>Z 0 1 -</text:p>
          </table:table-cell>
          <table:table-cell office:value-type="string" calcext:value-type="string">
            <text:p>BIT 0,E</text:p>
            <text:p>2  8</text:p>
            <text:p>Z 0 1 -</text:p>
          </table:table-cell>
          <table:table-cell office:value-type="string" calcext:value-type="string">
            <text:p>BIT 0,H</text:p>
            <text:p>2  8</text:p>
            <text:p>Z 0 1 -</text:p>
          </table:table-cell>
          <table:table-cell office:value-type="string" calcext:value-type="string">
            <text:p>BIT 0,L</text:p>
            <text:p>2  8</text:p>
            <text:p>Z 0 1 -</text:p>
          </table:table-cell>
          <table:table-cell office:value-type="string" calcext:value-type="string">
            <text:p>BIT 0,(HL)</text:p>
            <text:p>2  16</text:p>
            <text:p>Z 0 1 -</text:p>
          </table:table-cell>
          <table:table-cell office:value-type="string" calcext:value-type="string">
            <text:p>BIT 0,A</text:p>
            <text:p>2  8</text:p>
            <text:p>Z 0 1 -</text:p>
          </table:table-cell>
          <table:table-cell office:value-type="string" calcext:value-type="string">
            <text:p>BIT 1,B</text:p>
            <text:p>2  8</text:p>
            <text:p>Z 0 1 -</text:p>
          </table:table-cell>
          <table:table-cell office:value-type="string" calcext:value-type="string">
            <text:p>BIT 1,C</text:p>
            <text:p>2  8</text:p>
            <text:p>Z 0 1 -</text:p>
          </table:table-cell>
          <table:table-cell office:value-type="string" calcext:value-type="string">
            <text:p>BIT 1,D</text:p>
            <text:p>2  8</text:p>
            <text:p>Z 0 1 -</text:p>
          </table:table-cell>
          <table:table-cell office:value-type="string" calcext:value-type="string">
            <text:p>BIT 1,E</text:p>
            <text:p>2  8</text:p>
            <text:p>Z 0 1 -</text:p>
          </table:table-cell>
          <table:table-cell office:value-type="string" calcext:value-type="string">
            <text:p>BIT 1,H</text:p>
            <text:p>2  8</text:p>
            <text:p>Z 0 1 -</text:p>
          </table:table-cell>
          <table:table-cell office:value-type="string" calcext:value-type="string">
            <text:p>BIT 1,L</text:p>
            <text:p>2  8</text:p>
            <text:p>Z 0 1 -</text:p>
          </table:table-cell>
          <table:table-cell office:value-type="string" calcext:value-type="string">
            <text:p>BIT 1,(HL)</text:p>
            <text:p>2  16</text:p>
            <text:p>Z 0 1 -</text:p>
          </table:table-cell>
          <table:table-cell office:value-type="string" calcext:value-type="string">
            <text:p>BIT 1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office:value-type="string" calcext:value-type="string">
            <text:p>BIT 2,B</text:p>
            <text:p>2  8</text:p>
            <text:p>Z 0 1 -</text:p>
          </table:table-cell>
          <table:table-cell office:value-type="string" calcext:value-type="string">
            <text:p>BIT 2,C</text:p>
            <text:p>2  8</text:p>
            <text:p>Z 0 1 -</text:p>
          </table:table-cell>
          <table:table-cell office:value-type="string" calcext:value-type="string">
            <text:p>BIT 2,D</text:p>
            <text:p>2  8</text:p>
            <text:p>Z 0 1 -</text:p>
          </table:table-cell>
          <table:table-cell office:value-type="string" calcext:value-type="string">
            <text:p>BIT 2,E</text:p>
            <text:p>2  8</text:p>
            <text:p>Z 0 1 -</text:p>
          </table:table-cell>
          <table:table-cell office:value-type="string" calcext:value-type="string">
            <text:p>BIT 2,H</text:p>
            <text:p>2  8</text:p>
            <text:p>Z 0 1 -</text:p>
          </table:table-cell>
          <table:table-cell office:value-type="string" calcext:value-type="string">
            <text:p>BIT 2,L</text:p>
            <text:p>2  8</text:p>
            <text:p>Z 0 1 -</text:p>
          </table:table-cell>
          <table:table-cell office:value-type="string" calcext:value-type="string">
            <text:p>BIT 2,(HL)</text:p>
            <text:p>2  16</text:p>
            <text:p>Z 0 1 -</text:p>
          </table:table-cell>
          <table:table-cell office:value-type="string" calcext:value-type="string">
            <text:p>BIT 2,A</text:p>
            <text:p>2  8</text:p>
            <text:p>Z 0 1 -</text:p>
          </table:table-cell>
          <table:table-cell office:value-type="string" calcext:value-type="string">
            <text:p>BIT 3,B</text:p>
            <text:p>2  8</text:p>
            <text:p>Z 0 1 -</text:p>
          </table:table-cell>
          <table:table-cell office:value-type="string" calcext:value-type="string">
            <text:p>BIT 3,C</text:p>
            <text:p>2  8</text:p>
            <text:p>Z 0 1 -</text:p>
          </table:table-cell>
          <table:table-cell office:value-type="string" calcext:value-type="string">
            <text:p>BIT 3,D</text:p>
            <text:p>2  8</text:p>
            <text:p>Z 0 1 -</text:p>
          </table:table-cell>
          <table:table-cell office:value-type="string" calcext:value-type="string">
            <text:p>BIT 3,E</text:p>
            <text:p>2  8</text:p>
            <text:p>Z 0 1 -</text:p>
          </table:table-cell>
          <table:table-cell office:value-type="string" calcext:value-type="string">
            <text:p>BIT 3,H</text:p>
            <text:p>2  8</text:p>
            <text:p>Z 0 1 -</text:p>
          </table:table-cell>
          <table:table-cell office:value-type="string" calcext:value-type="string">
            <text:p>BIT 3,L</text:p>
            <text:p>2  8</text:p>
            <text:p>Z 0 1 -</text:p>
          </table:table-cell>
          <table:table-cell office:value-type="string" calcext:value-type="string">
            <text:p>BIT 3,(HL)</text:p>
            <text:p>2  16</text:p>
            <text:p>Z 0 1 -</text:p>
          </table:table-cell>
          <table:table-cell office:value-type="string" calcext:value-type="string">
            <text:p>BIT 3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office:value-type="string" calcext:value-type="string">
            <text:p>BIT 4,B</text:p>
            <text:p>2  8</text:p>
            <text:p>Z 0 1 -</text:p>
          </table:table-cell>
          <table:table-cell office:value-type="string" calcext:value-type="string">
            <text:p>BIT 4,C</text:p>
            <text:p>2  8</text:p>
            <text:p>Z 0 1 -</text:p>
          </table:table-cell>
          <table:table-cell office:value-type="string" calcext:value-type="string">
            <text:p>BIT 4,D</text:p>
            <text:p>2  8</text:p>
            <text:p>Z 0 1 -</text:p>
          </table:table-cell>
          <table:table-cell office:value-type="string" calcext:value-type="string">
            <text:p>BIT 4,E</text:p>
            <text:p>2  8</text:p>
            <text:p>Z 0 1 -</text:p>
          </table:table-cell>
          <table:table-cell office:value-type="string" calcext:value-type="string">
            <text:p>BIT 4,H</text:p>
            <text:p>2  8</text:p>
            <text:p>Z 0 1 -</text:p>
          </table:table-cell>
          <table:table-cell office:value-type="string" calcext:value-type="string">
            <text:p>BIT 4,L</text:p>
            <text:p>2  8</text:p>
            <text:p>Z 0 1 -</text:p>
          </table:table-cell>
          <table:table-cell office:value-type="string" calcext:value-type="string">
            <text:p>BIT 4,(HL)</text:p>
            <text:p>2  16</text:p>
            <text:p>Z 0 1 -</text:p>
          </table:table-cell>
          <table:table-cell office:value-type="string" calcext:value-type="string">
            <text:p>BIT 4,A</text:p>
            <text:p>2  8</text:p>
            <text:p>Z 0 1 -</text:p>
          </table:table-cell>
          <table:table-cell office:value-type="string" calcext:value-type="string">
            <text:p>BIT 5,B</text:p>
            <text:p>2  8</text:p>
            <text:p>Z 0 1 -</text:p>
          </table:table-cell>
          <table:table-cell office:value-type="string" calcext:value-type="string">
            <text:p>BIT 5,C</text:p>
            <text:p>2  8</text:p>
            <text:p>Z 0 1 -</text:p>
          </table:table-cell>
          <table:table-cell office:value-type="string" calcext:value-type="string">
            <text:p>BIT 5,D</text:p>
            <text:p>2  8</text:p>
            <text:p>Z 0 1 -</text:p>
          </table:table-cell>
          <table:table-cell office:value-type="string" calcext:value-type="string">
            <text:p>BIT 5,E</text:p>
            <text:p>2  8</text:p>
            <text:p>Z 0 1 -</text:p>
          </table:table-cell>
          <table:table-cell office:value-type="string" calcext:value-type="string">
            <text:p>BIT 5,H</text:p>
            <text:p>2  8</text:p>
            <text:p>Z 0 1 -</text:p>
          </table:table-cell>
          <table:table-cell office:value-type="string" calcext:value-type="string">
            <text:p>BIT 5,L</text:p>
            <text:p>2  8</text:p>
            <text:p>Z 0 1 -</text:p>
          </table:table-cell>
          <table:table-cell office:value-type="string" calcext:value-type="string">
            <text:p>BIT 5,(HL)</text:p>
            <text:p>2  16</text:p>
            <text:p>Z 0 1 -</text:p>
          </table:table-cell>
          <table:table-cell office:value-type="string" calcext:value-type="string">
            <text:p>BIT 5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office:value-type="string" calcext:value-type="string">
            <text:p>BIT 6,B</text:p>
            <text:p>2  8</text:p>
            <text:p>Z 0 1 -</text:p>
          </table:table-cell>
          <table:table-cell office:value-type="string" calcext:value-type="string">
            <text:p>BIT 6,C</text:p>
            <text:p>2  8</text:p>
            <text:p>Z 0 1 -</text:p>
          </table:table-cell>
          <table:table-cell office:value-type="string" calcext:value-type="string">
            <text:p>BIT 6,D</text:p>
            <text:p>2  8</text:p>
            <text:p>Z 0 1 -</text:p>
          </table:table-cell>
          <table:table-cell office:value-type="string" calcext:value-type="string">
            <text:p>BIT 6,E</text:p>
            <text:p>2  8</text:p>
            <text:p>Z 0 1 -</text:p>
          </table:table-cell>
          <table:table-cell office:value-type="string" calcext:value-type="string">
            <text:p>BIT 6,H</text:p>
            <text:p>2  8</text:p>
            <text:p>Z 0 1 -</text:p>
          </table:table-cell>
          <table:table-cell office:value-type="string" calcext:value-type="string">
            <text:p>BIT 6,L</text:p>
            <text:p>2  8</text:p>
            <text:p>Z 0 1 -</text:p>
          </table:table-cell>
          <table:table-cell office:value-type="string" calcext:value-type="string">
            <text:p>BIT 6,(HL)</text:p>
            <text:p>2  16</text:p>
            <text:p>Z 0 1 -</text:p>
          </table:table-cell>
          <table:table-cell office:value-type="string" calcext:value-type="string">
            <text:p>BIT 6,A</text:p>
            <text:p>2  8</text:p>
            <text:p>Z 0 1 -</text:p>
          </table:table-cell>
          <table:table-cell office:value-type="string" calcext:value-type="string">
            <text:p>BIT 7,B</text:p>
            <text:p>2  8</text:p>
            <text:p>Z 0 1 -</text:p>
          </table:table-cell>
          <table:table-cell office:value-type="string" calcext:value-type="string">
            <text:p>BIT 7,C</text:p>
            <text:p>2  8</text:p>
            <text:p>Z 0 1 -</text:p>
          </table:table-cell>
          <table:table-cell office:value-type="string" calcext:value-type="string">
            <text:p>BIT 7,D</text:p>
            <text:p>2  8</text:p>
            <text:p>Z 0 1 -</text:p>
          </table:table-cell>
          <table:table-cell office:value-type="string" calcext:value-type="string">
            <text:p>BIT 7,E</text:p>
            <text:p>2  8</text:p>
            <text:p>Z 0 1 -</text:p>
          </table:table-cell>
          <table:table-cell office:value-type="string" calcext:value-type="string">
            <text:p>BIT 7,H</text:p>
            <text:p>2  8</text:p>
            <text:p>Z 0 1 -</text:p>
          </table:table-cell>
          <table:table-cell office:value-type="string" calcext:value-type="string">
            <text:p>BIT 7,L</text:p>
            <text:p>2  8</text:p>
            <text:p>Z 0 1 -</text:p>
          </table:table-cell>
          <table:table-cell office:value-type="string" calcext:value-type="string">
            <text:p>BIT 7,(HL)</text:p>
            <text:p>2  16</text:p>
            <text:p>Z 0 1 -</text:p>
          </table:table-cell>
          <table:table-cell office:value-type="string" calcext:value-type="string">
            <text:p>BIT 7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office:value-type="string" calcext:value-type="string">
            <text:p>RES 0,B</text:p>
            <text:p>2  8</text:p>
            <text:p>- - - -</text:p>
          </table:table-cell>
          <table:table-cell office:value-type="string" calcext:value-type="string">
            <text:p>RES 0,C</text:p>
            <text:p>2  8</text:p>
            <text:p>- - - -</text:p>
          </table:table-cell>
          <table:table-cell office:value-type="string" calcext:value-type="string">
            <text:p>RES 0,D</text:p>
            <text:p>2  8</text:p>
            <text:p>- - - -</text:p>
          </table:table-cell>
          <table:table-cell office:value-type="string" calcext:value-type="string">
            <text:p>RES 0,E</text:p>
            <text:p>2  8</text:p>
            <text:p>- - - -</text:p>
          </table:table-cell>
          <table:table-cell office:value-type="string" calcext:value-type="string">
            <text:p>RES 0,H</text:p>
            <text:p>2  8</text:p>
            <text:p>- - - -</text:p>
          </table:table-cell>
          <table:table-cell office:value-type="string" calcext:value-type="string">
            <text:p>RES 0,L</text:p>
            <text:p>2  8</text:p>
            <text:p>- - - -</text:p>
          </table:table-cell>
          <table:table-cell office:value-type="string" calcext:value-type="string">
            <text:p>RES 0,(HL)</text:p>
            <text:p>2  16</text:p>
            <text:p>- - - -</text:p>
          </table:table-cell>
          <table:table-cell office:value-type="string" calcext:value-type="string">
            <text:p>RES 0,A</text:p>
            <text:p>2  8</text:p>
            <text:p>- - - -</text:p>
          </table:table-cell>
          <table:table-cell office:value-type="string" calcext:value-type="string">
            <text:p>RES 1,B</text:p>
            <text:p>2  8</text:p>
            <text:p>- - - -</text:p>
          </table:table-cell>
          <table:table-cell office:value-type="string" calcext:value-type="string">
            <text:p>RES 1,C</text:p>
            <text:p>2  8</text:p>
            <text:p>- - - -</text:p>
          </table:table-cell>
          <table:table-cell office:value-type="string" calcext:value-type="string">
            <text:p>RES 1,D</text:p>
            <text:p>2  8</text:p>
            <text:p>- - - -</text:p>
          </table:table-cell>
          <table:table-cell office:value-type="string" calcext:value-type="string">
            <text:p>RES 1,E</text:p>
            <text:p>2  8</text:p>
            <text:p>- - - -</text:p>
          </table:table-cell>
          <table:table-cell office:value-type="string" calcext:value-type="string">
            <text:p>RES 1,H</text:p>
            <text:p>2  8</text:p>
            <text:p>- - - -</text:p>
          </table:table-cell>
          <table:table-cell office:value-type="string" calcext:value-type="string">
            <text:p>RES 1,L</text:p>
            <text:p>2  8</text:p>
            <text:p>- - - -</text:p>
          </table:table-cell>
          <table:table-cell office:value-type="string" calcext:value-type="string">
            <text:p>RES 1,(HL)</text:p>
            <text:p>2  16</text:p>
            <text:p>- - - -</text:p>
          </table:table-cell>
          <table:table-cell office:value-type="string" calcext:value-type="string">
            <text:p>RES 1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office:value-type="string" calcext:value-type="string">
            <text:p>RES 2,B</text:p>
            <text:p>2  8</text:p>
            <text:p>- - - -</text:p>
          </table:table-cell>
          <table:table-cell office:value-type="string" calcext:value-type="string">
            <text:p>RES 2,C</text:p>
            <text:p>2  8</text:p>
            <text:p>- - - -</text:p>
          </table:table-cell>
          <table:table-cell office:value-type="string" calcext:value-type="string">
            <text:p>RES 2,D</text:p>
            <text:p>2  8</text:p>
            <text:p>- - - -</text:p>
          </table:table-cell>
          <table:table-cell office:value-type="string" calcext:value-type="string">
            <text:p>RES 2,E</text:p>
            <text:p>2  8</text:p>
            <text:p>- - - -</text:p>
          </table:table-cell>
          <table:table-cell office:value-type="string" calcext:value-type="string">
            <text:p>RES 2,H</text:p>
            <text:p>2  8</text:p>
            <text:p>- - - -</text:p>
          </table:table-cell>
          <table:table-cell office:value-type="string" calcext:value-type="string">
            <text:p>RES 2,L</text:p>
            <text:p>2  8</text:p>
            <text:p>- - - -</text:p>
          </table:table-cell>
          <table:table-cell office:value-type="string" calcext:value-type="string">
            <text:p>RES 2,(HL)</text:p>
            <text:p>2  16</text:p>
            <text:p>- - - -</text:p>
          </table:table-cell>
          <table:table-cell office:value-type="string" calcext:value-type="string">
            <text:p>RES 2,A</text:p>
            <text:p>2  8</text:p>
            <text:p>- - - -</text:p>
          </table:table-cell>
          <table:table-cell office:value-type="string" calcext:value-type="string">
            <text:p>RES 3,B</text:p>
            <text:p>2  8</text:p>
            <text:p>- - - -</text:p>
          </table:table-cell>
          <table:table-cell office:value-type="string" calcext:value-type="string">
            <text:p>RES 3,C</text:p>
            <text:p>2  8</text:p>
            <text:p>- - - -</text:p>
          </table:table-cell>
          <table:table-cell office:value-type="string" calcext:value-type="string">
            <text:p>RES 3,D</text:p>
            <text:p>2  8</text:p>
            <text:p>- - - -</text:p>
          </table:table-cell>
          <table:table-cell office:value-type="string" calcext:value-type="string">
            <text:p>RES 3,E</text:p>
            <text:p>2  8</text:p>
            <text:p>- - - -</text:p>
          </table:table-cell>
          <table:table-cell office:value-type="string" calcext:value-type="string">
            <text:p>RES 3,H</text:p>
            <text:p>2  8</text:p>
            <text:p>- - - -</text:p>
          </table:table-cell>
          <table:table-cell office:value-type="string" calcext:value-type="string">
            <text:p>RES 3,L</text:p>
            <text:p>2  8</text:p>
            <text:p>- - - -</text:p>
          </table:table-cell>
          <table:table-cell office:value-type="string" calcext:value-type="string">
            <text:p>RES 3,(HL)</text:p>
            <text:p>2  16</text:p>
            <text:p>- - - -</text:p>
          </table:table-cell>
          <table:table-cell office:value-type="string" calcext:value-type="string">
            <text:p>RES 3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office:value-type="string" calcext:value-type="string">
            <text:p>RES 4,B</text:p>
            <text:p>2  8</text:p>
            <text:p>- - - -</text:p>
          </table:table-cell>
          <table:table-cell office:value-type="string" calcext:value-type="string">
            <text:p>RES 4,C</text:p>
            <text:p>2  8</text:p>
            <text:p>- - - -</text:p>
          </table:table-cell>
          <table:table-cell office:value-type="string" calcext:value-type="string">
            <text:p>RES 4,D</text:p>
            <text:p>2  8</text:p>
            <text:p>- - - -</text:p>
          </table:table-cell>
          <table:table-cell office:value-type="string" calcext:value-type="string">
            <text:p>RES 4,E</text:p>
            <text:p>2  8</text:p>
            <text:p>- - - -</text:p>
          </table:table-cell>
          <table:table-cell office:value-type="string" calcext:value-type="string">
            <text:p>RES 4,H</text:p>
            <text:p>2  8</text:p>
            <text:p>- - - -</text:p>
          </table:table-cell>
          <table:table-cell office:value-type="string" calcext:value-type="string">
            <text:p>RES 4,L</text:p>
            <text:p>2  8</text:p>
            <text:p>- - - -</text:p>
          </table:table-cell>
          <table:table-cell office:value-type="string" calcext:value-type="string">
            <text:p>RES 4,(HL)</text:p>
            <text:p>2  16</text:p>
            <text:p>- - - -</text:p>
          </table:table-cell>
          <table:table-cell office:value-type="string" calcext:value-type="string">
            <text:p>RES 4,A</text:p>
            <text:p>2  8</text:p>
            <text:p>- - - -</text:p>
          </table:table-cell>
          <table:table-cell office:value-type="string" calcext:value-type="string">
            <text:p>RES 5,B</text:p>
            <text:p>2  8</text:p>
            <text:p>- - - -</text:p>
          </table:table-cell>
          <table:table-cell office:value-type="string" calcext:value-type="string">
            <text:p>RES 5,C</text:p>
            <text:p>2  8</text:p>
            <text:p>- - - -</text:p>
          </table:table-cell>
          <table:table-cell office:value-type="string" calcext:value-type="string">
            <text:p>RES 5,D</text:p>
            <text:p>2  8</text:p>
            <text:p>- - - -</text:p>
          </table:table-cell>
          <table:table-cell office:value-type="string" calcext:value-type="string">
            <text:p>RES 5,E</text:p>
            <text:p>2  8</text:p>
            <text:p>- - - -</text:p>
          </table:table-cell>
          <table:table-cell office:value-type="string" calcext:value-type="string">
            <text:p>RES 5,H</text:p>
            <text:p>2  8</text:p>
            <text:p>- - - -</text:p>
          </table:table-cell>
          <table:table-cell office:value-type="string" calcext:value-type="string">
            <text:p>RES 5,L</text:p>
            <text:p>2  8</text:p>
            <text:p>- - - -</text:p>
          </table:table-cell>
          <table:table-cell office:value-type="string" calcext:value-type="string">
            <text:p>RES 5,(HL)</text:p>
            <text:p>2  16</text:p>
            <text:p>- - - -</text:p>
          </table:table-cell>
          <table:table-cell office:value-type="string" calcext:value-type="string">
            <text:p>RES 5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office:value-type="string" calcext:value-type="string">
            <text:p>RES 6,B</text:p>
            <text:p>2  8</text:p>
            <text:p>- - - -</text:p>
          </table:table-cell>
          <table:table-cell office:value-type="string" calcext:value-type="string">
            <text:p>RES 6,C</text:p>
            <text:p>2  8</text:p>
            <text:p>- - - -</text:p>
          </table:table-cell>
          <table:table-cell office:value-type="string" calcext:value-type="string">
            <text:p>RES 6,D</text:p>
            <text:p>2  8</text:p>
            <text:p>- - - -</text:p>
          </table:table-cell>
          <table:table-cell office:value-type="string" calcext:value-type="string">
            <text:p>RES 6,E</text:p>
            <text:p>2  8</text:p>
            <text:p>- - - -</text:p>
          </table:table-cell>
          <table:table-cell office:value-type="string" calcext:value-type="string">
            <text:p>RES 6,H</text:p>
            <text:p>2  8</text:p>
            <text:p>- - - -</text:p>
          </table:table-cell>
          <table:table-cell office:value-type="string" calcext:value-type="string">
            <text:p>RES 6,L</text:p>
            <text:p>2  8</text:p>
            <text:p>- - - -</text:p>
          </table:table-cell>
          <table:table-cell office:value-type="string" calcext:value-type="string">
            <text:p>RES 6,(HL)</text:p>
            <text:p>2  16</text:p>
            <text:p>- - - -</text:p>
          </table:table-cell>
          <table:table-cell office:value-type="string" calcext:value-type="string">
            <text:p>RES 6,A</text:p>
            <text:p>2  8</text:p>
            <text:p>- - - -</text:p>
          </table:table-cell>
          <table:table-cell office:value-type="string" calcext:value-type="string">
            <text:p>RES 7,B</text:p>
            <text:p>2  8</text:p>
            <text:p>- - - -</text:p>
          </table:table-cell>
          <table:table-cell office:value-type="string" calcext:value-type="string">
            <text:p>RES 7,C</text:p>
            <text:p>2  8</text:p>
            <text:p>- - - -</text:p>
          </table:table-cell>
          <table:table-cell office:value-type="string" calcext:value-type="string">
            <text:p>RES 7,D</text:p>
            <text:p>2  8</text:p>
            <text:p>- - - -</text:p>
          </table:table-cell>
          <table:table-cell office:value-type="string" calcext:value-type="string">
            <text:p>RES 7,E</text:p>
            <text:p>2  8</text:p>
            <text:p>- - - -</text:p>
          </table:table-cell>
          <table:table-cell office:value-type="string" calcext:value-type="string">
            <text:p>RES 7,H</text:p>
            <text:p>2  8</text:p>
            <text:p>- - - -</text:p>
          </table:table-cell>
          <table:table-cell office:value-type="string" calcext:value-type="string">
            <text:p>RES 7,L</text:p>
            <text:p>2  8</text:p>
            <text:p>- - - -</text:p>
          </table:table-cell>
          <table:table-cell office:value-type="string" calcext:value-type="string">
            <text:p>RES 7,(HL)</text:p>
            <text:p>2  16</text:p>
            <text:p>- - - -</text:p>
          </table:table-cell>
          <table:table-cell office:value-type="string" calcext:value-type="string">
            <text:p>RES 7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office:value-type="string" calcext:value-type="string">
            <text:p>SET 0,B</text:p>
            <text:p>2  8</text:p>
            <text:p>- - - -</text:p>
          </table:table-cell>
          <table:table-cell office:value-type="string" calcext:value-type="string">
            <text:p>SET 0,C</text:p>
            <text:p>2  8</text:p>
            <text:p>- - - -</text:p>
          </table:table-cell>
          <table:table-cell office:value-type="string" calcext:value-type="string">
            <text:p>SET 0,D</text:p>
            <text:p>2  8</text:p>
            <text:p>- - - -</text:p>
          </table:table-cell>
          <table:table-cell office:value-type="string" calcext:value-type="string">
            <text:p>SET 0,E</text:p>
            <text:p>2  8</text:p>
            <text:p>- - - -</text:p>
          </table:table-cell>
          <table:table-cell office:value-type="string" calcext:value-type="string">
            <text:p>SET 0,H</text:p>
            <text:p>2  8</text:p>
            <text:p>- - - -</text:p>
          </table:table-cell>
          <table:table-cell office:value-type="string" calcext:value-type="string">
            <text:p>SET 0,L</text:p>
            <text:p>2  8</text:p>
            <text:p>- - - -</text:p>
          </table:table-cell>
          <table:table-cell office:value-type="string" calcext:value-type="string">
            <text:p>SET 0,(HL)</text:p>
            <text:p>2  16</text:p>
            <text:p>- - - -</text:p>
          </table:table-cell>
          <table:table-cell office:value-type="string" calcext:value-type="string">
            <text:p>SET 0,A</text:p>
            <text:p>2  8</text:p>
            <text:p>- - - -</text:p>
          </table:table-cell>
          <table:table-cell office:value-type="string" calcext:value-type="string">
            <text:p>SET 1,B</text:p>
            <text:p>2  8</text:p>
            <text:p>- - - -</text:p>
          </table:table-cell>
          <table:table-cell office:value-type="string" calcext:value-type="string">
            <text:p>SET 1,C</text:p>
            <text:p>2  8</text:p>
            <text:p>- - - -</text:p>
          </table:table-cell>
          <table:table-cell office:value-type="string" calcext:value-type="string">
            <text:p>SET 1,D</text:p>
            <text:p>2  8</text:p>
            <text:p>- - - -</text:p>
          </table:table-cell>
          <table:table-cell office:value-type="string" calcext:value-type="string">
            <text:p>SET 1,E</text:p>
            <text:p>2  8</text:p>
            <text:p>- - - -</text:p>
          </table:table-cell>
          <table:table-cell office:value-type="string" calcext:value-type="string">
            <text:p>SET 1,H</text:p>
            <text:p>2  8</text:p>
            <text:p>- - - -</text:p>
          </table:table-cell>
          <table:table-cell office:value-type="string" calcext:value-type="string">
            <text:p>SET 1,L</text:p>
            <text:p>2  8</text:p>
            <text:p>- - - -</text:p>
          </table:table-cell>
          <table:table-cell office:value-type="string" calcext:value-type="string">
            <text:p>SET 1,(HL)</text:p>
            <text:p>2  16</text:p>
            <text:p>- - - -</text:p>
          </table:table-cell>
          <table:table-cell office:value-type="string" calcext:value-type="string">
            <text:p>SET 1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office:value-type="string" calcext:value-type="string">
            <text:p>SET 2,B</text:p>
            <text:p>2  8</text:p>
            <text:p>- - - -</text:p>
          </table:table-cell>
          <table:table-cell office:value-type="string" calcext:value-type="string">
            <text:p>SET 2,C</text:p>
            <text:p>2  8</text:p>
            <text:p>- - - -</text:p>
          </table:table-cell>
          <table:table-cell office:value-type="string" calcext:value-type="string">
            <text:p>SET 2,D</text:p>
            <text:p>2  8</text:p>
            <text:p>- - - -</text:p>
          </table:table-cell>
          <table:table-cell office:value-type="string" calcext:value-type="string">
            <text:p>SET 2,E</text:p>
            <text:p>2  8</text:p>
            <text:p>- - - -</text:p>
          </table:table-cell>
          <table:table-cell office:value-type="string" calcext:value-type="string">
            <text:p>SET 2,H</text:p>
            <text:p>2  8</text:p>
            <text:p>- - - -</text:p>
          </table:table-cell>
          <table:table-cell office:value-type="string" calcext:value-type="string">
            <text:p>SET 2,L</text:p>
            <text:p>2  8</text:p>
            <text:p>- - - -</text:p>
          </table:table-cell>
          <table:table-cell office:value-type="string" calcext:value-type="string">
            <text:p>SET 2,(HL)</text:p>
            <text:p>2  16</text:p>
            <text:p>- - - -</text:p>
          </table:table-cell>
          <table:table-cell office:value-type="string" calcext:value-type="string">
            <text:p>SET 2,A</text:p>
            <text:p>2  8</text:p>
            <text:p>- - - -</text:p>
          </table:table-cell>
          <table:table-cell office:value-type="string" calcext:value-type="string">
            <text:p>SET 3,B</text:p>
            <text:p>2  8</text:p>
            <text:p>- - - -</text:p>
          </table:table-cell>
          <table:table-cell office:value-type="string" calcext:value-type="string">
            <text:p>SET 3,C</text:p>
            <text:p>2  8</text:p>
            <text:p>- - - -</text:p>
          </table:table-cell>
          <table:table-cell office:value-type="string" calcext:value-type="string">
            <text:p>SET 3,D</text:p>
            <text:p>2  8</text:p>
            <text:p>- - - -</text:p>
          </table:table-cell>
          <table:table-cell office:value-type="string" calcext:value-type="string">
            <text:p>SET 3,E</text:p>
            <text:p>2  8</text:p>
            <text:p>- - - -</text:p>
          </table:table-cell>
          <table:table-cell office:value-type="string" calcext:value-type="string">
            <text:p>SET 3,H</text:p>
            <text:p>2  8</text:p>
            <text:p>- - - -</text:p>
          </table:table-cell>
          <table:table-cell office:value-type="string" calcext:value-type="string">
            <text:p>SET 3,L</text:p>
            <text:p>2  8</text:p>
            <text:p>- - - -</text:p>
          </table:table-cell>
          <table:table-cell office:value-type="string" calcext:value-type="string">
            <text:p>SET 3,(HL)</text:p>
            <text:p>2  16</text:p>
            <text:p>- - - -</text:p>
          </table:table-cell>
          <table:table-cell office:value-type="string" calcext:value-type="string">
            <text:p>SET 3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office:value-type="string" calcext:value-type="string">
            <text:p>SET 4,B</text:p>
            <text:p>2  8</text:p>
            <text:p>- - - -</text:p>
          </table:table-cell>
          <table:table-cell office:value-type="string" calcext:value-type="string">
            <text:p>SET 4,C</text:p>
            <text:p>2  8</text:p>
            <text:p>- - - -</text:p>
          </table:table-cell>
          <table:table-cell office:value-type="string" calcext:value-type="string">
            <text:p>SET 4,D</text:p>
            <text:p>2  8</text:p>
            <text:p>- - - -</text:p>
          </table:table-cell>
          <table:table-cell office:value-type="string" calcext:value-type="string">
            <text:p>SET 4,E</text:p>
            <text:p>2  8</text:p>
            <text:p>- - - -</text:p>
          </table:table-cell>
          <table:table-cell office:value-type="string" calcext:value-type="string">
            <text:p>SET 4,H</text:p>
            <text:p>2  8</text:p>
            <text:p>- - - -</text:p>
          </table:table-cell>
          <table:table-cell office:value-type="string" calcext:value-type="string">
            <text:p>SET 4,L</text:p>
            <text:p>2  8</text:p>
            <text:p>- - - -</text:p>
          </table:table-cell>
          <table:table-cell office:value-type="string" calcext:value-type="string">
            <text:p>SET 4,(HL)</text:p>
            <text:p>2  16</text:p>
            <text:p>- - - -</text:p>
          </table:table-cell>
          <table:table-cell office:value-type="string" calcext:value-type="string">
            <text:p>SET 4,A</text:p>
            <text:p>2  8</text:p>
            <text:p>- - - -</text:p>
          </table:table-cell>
          <table:table-cell office:value-type="string" calcext:value-type="string">
            <text:p>SET 5,B</text:p>
            <text:p>2  8</text:p>
            <text:p>- - - -</text:p>
          </table:table-cell>
          <table:table-cell office:value-type="string" calcext:value-type="string">
            <text:p>SET 5,C</text:p>
            <text:p>2  8</text:p>
            <text:p>- - - -</text:p>
          </table:table-cell>
          <table:table-cell office:value-type="string" calcext:value-type="string">
            <text:p>SET 5,D</text:p>
            <text:p>2  8</text:p>
            <text:p>- - - -</text:p>
          </table:table-cell>
          <table:table-cell office:value-type="string" calcext:value-type="string">
            <text:p>SET 5,E</text:p>
            <text:p>2  8</text:p>
            <text:p>- - - -</text:p>
          </table:table-cell>
          <table:table-cell office:value-type="string" calcext:value-type="string">
            <text:p>SET 5,H</text:p>
            <text:p>2  8</text:p>
            <text:p>- - - -</text:p>
          </table:table-cell>
          <table:table-cell office:value-type="string" calcext:value-type="string">
            <text:p>SET 5,L</text:p>
            <text:p>2  8</text:p>
            <text:p>- - - -</text:p>
          </table:table-cell>
          <table:table-cell office:value-type="string" calcext:value-type="string">
            <text:p>SET 5,(HL)</text:p>
            <text:p>2  16</text:p>
            <text:p>- - - -</text:p>
          </table:table-cell>
          <table:table-cell office:value-type="string" calcext:value-type="string">
            <text:p>SET 5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office:value-type="string" calcext:value-type="string">
            <text:p>SET 6,B</text:p>
            <text:p>2  8</text:p>
            <text:p>- - - -</text:p>
          </table:table-cell>
          <table:table-cell office:value-type="string" calcext:value-type="string">
            <text:p>SET 6,C</text:p>
            <text:p>2  8</text:p>
            <text:p>- - - -</text:p>
          </table:table-cell>
          <table:table-cell office:value-type="string" calcext:value-type="string">
            <text:p>SET 6,D</text:p>
            <text:p>2  8</text:p>
            <text:p>- - - -</text:p>
          </table:table-cell>
          <table:table-cell office:value-type="string" calcext:value-type="string">
            <text:p>SET 6,E</text:p>
            <text:p>2  8</text:p>
            <text:p>- - - -</text:p>
          </table:table-cell>
          <table:table-cell office:value-type="string" calcext:value-type="string">
            <text:p>SET 6,H</text:p>
            <text:p>2  8</text:p>
            <text:p>- - - -</text:p>
          </table:table-cell>
          <table:table-cell office:value-type="string" calcext:value-type="string">
            <text:p>SET 6,L</text:p>
            <text:p>2  8</text:p>
            <text:p>- - - -</text:p>
          </table:table-cell>
          <table:table-cell office:value-type="string" calcext:value-type="string">
            <text:p>SET 6,(HL)</text:p>
            <text:p>2  16</text:p>
            <text:p>- - - -</text:p>
          </table:table-cell>
          <table:table-cell office:value-type="string" calcext:value-type="string">
            <text:p>SET 6,A</text:p>
            <text:p>2  8</text:p>
            <text:p>- - - -</text:p>
          </table:table-cell>
          <table:table-cell office:value-type="string" calcext:value-type="string">
            <text:p>SET 7,B</text:p>
            <text:p>2  8</text:p>
            <text:p>- - - -</text:p>
          </table:table-cell>
          <table:table-cell office:value-type="string" calcext:value-type="string">
            <text:p>SET 7,C</text:p>
            <text:p>2  8</text:p>
            <text:p>- - - -</text:p>
          </table:table-cell>
          <table:table-cell office:value-type="string" calcext:value-type="string">
            <text:p>SET 7,D</text:p>
            <text:p>2  8</text:p>
            <text:p>- - - -</text:p>
          </table:table-cell>
          <table:table-cell office:value-type="string" calcext:value-type="string">
            <text:p>SET 7,E</text:p>
            <text:p>2  8</text:p>
            <text:p>- - - -</text:p>
          </table:table-cell>
          <table:table-cell office:value-type="string" calcext:value-type="string">
            <text:p>SET 7,H</text:p>
            <text:p>2  8</text:p>
            <text:p>- - - -</text:p>
          </table:table-cell>
          <table:table-cell office:value-type="string" calcext:value-type="string">
            <text:p>SET 7,L</text:p>
            <text:p>2  8</text:p>
            <text:p>- - - -</text:p>
          </table:table-cell>
          <table:table-cell office:value-type="string" calcext:value-type="string">
            <text:p>SET 7,(HL)</text:p>
            <text:p>2  16</text:p>
            <text:p>- - - -</text:p>
          </table:table-cell>
          <table:table-cell office:value-type="string" calcext:value-type="string">
            <text:p>SET 7,A</text:p>
            <text:p>2  8</text:p>
            <text:p>- - - 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7:40:07.894645000</meta:creation-date>
    <dc:date>2016-03-13T02:41:49.397287000</dc:date>
    <meta:editing-duration>PT9H1M41S</meta:editing-duration>
    <meta:editing-cycles>3</meta:editing-cycles>
    <meta:generator>LibreOffice/5.1.0.3$MacOSX_X86_64 LibreOffice_project/5e3e00a007d9b3b6efb6797a8b8e57b51ab1f737</meta:generator>
    <meta:document-statistic meta:table-count="2" meta:cell-count="577" meta:object-count="0"/>
    <meta:user-defined meta:name=""/>
  </office:meta>
</office:document-meta>
</file>